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2"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Helvetica" svg:font-family="Helvetica"/>
    <style:font-face style:name="NimbusRomNo9L-Regu" svg:font-family="NimbusRomNo9L-Regu"/>
    <style:font-face style:name="StarSymbol" svg:font-family="StarSymbol"/>
    <style:font-face style:name="StarSymbol1" svg:font-family="StarSymbol, 'Arial Unicode MS'"/>
    <style:font-face style:name="Times" svg:font-family="Times"/>
    <style:font-face style:name="Nimbus Sans L" svg:font-family="'Nimbus Sans L'" style:font-family-generic="roman"/>
    <style:font-face style:name="Times1" svg:font-family="Times" style:font-family-generic="roman"/>
    <style:font-face style:name="DejaVu Sans Mono" svg:font-family="'DejaVu Sans Mono'" style:font-family-generic="modern" style:font-pitch="fixed"/>
    <style:font-face style:name="Courier New" svg:font-family="'Courier New'" style:font-pitch="variable"/>
    <style:font-face style:name="Courier New1" svg:font-family="'Courier New'" style:font-family-generic="modern" style:font-pitch="variable"/>
    <style:font-face style:name="Nimbus Sans L1" svg:font-family="'Nimbus Sans L'" style:font-family-generic="roman" style:font-pitch="variable"/>
    <style:font-face style:name="Times New Roman" svg:font-family="'Times New Roman'" style:font-family-generic="roman" style:font-pitch="variable"/>
    <style:font-face style:name="#GungSeo Regular" svg:font-family="'#GungSeo Regular'" style:font-family-generic="swiss" style:font-pitch="variable"/>
    <style:font-face style:name="Arial" svg:font-family="Arial"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Nimbus Sans L2" svg:font-family="'Nimbus Sans L'" style:font-family-generic="system" style:font-pitch="variable"/>
  </office:font-face-decls>
  <office:automatic-styles>
    <style:style style:name="P1" style:family="paragraph">
      <style:paragraph-properties fo:margin-left="0in" fo:margin-right="0in" fo:margin-top="0in" fo:margin-bottom="0in" fo:line-height="93%" fo:text-align="center" text:enable-numbering="false" fo:text-indent="0in" style:line-break="strict"/>
    </style:style>
    <style:style style:name="P2" style:family="paragraph">
      <style:paragraph-properties fo:margin-left="0in" fo:margin-right="0in" fo:margin-top="0in" fo:margin-bottom="0in" fo:line-height="93%" fo:text-align="center" text:enable-numbering="false" fo:text-indent="0in" style:line-break="strict" style:writing-mode="lr-tb"/>
      <style:text-properties style:use-window-font-color="true" style:text-outline="false" style:text-line-through-style="none" style:font-name="Nimbus Sans L1" fo:font-size="1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3" style:family="paragraph">
      <style:paragraph-properties fo:margin-left="0in" fo:margin-right="0in" fo:margin-top="0in" fo:margin-bottom="0in" fo:line-height="93%" fo:text-align="start" text:enable-numbering="false" fo:text-indent="0in" style:line-break="strict"/>
    </style:style>
    <style:style style:name="P4" style:family="paragraph">
      <style:paragraph-properties fo:margin-left="0in" fo:margin-right="0in" fo:margin-top="0in" fo:margin-bottom="0in" fo:line-height="93%" fo:text-align="start" text:enable-numbering="false" fo:text-indent="0in" style:line-break="strict" style:writing-mode="lr-tb"/>
      <style:text-properties style:use-window-font-color="true" style:text-outline="false" style:text-line-through-style="none" style:font-name="Nimbus Sans L1" fo:font-size="1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1" fo:font-size="1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6" style:family="paragraph">
      <style:paragraph-properties fo:margin-left="0in" fo:margin-right="0in" fo:margin-top="0in" fo:margin-bottom="0in" fo:line-height="93%" fo:text-align="center" text:enable-numbering="false" fo:text-indent="0in" style:line-break="strict" style:writing-mode="lr-tb"/>
    </style:style>
    <style:style style:name="P7" style:family="paragraph">
      <style:paragraph-properties fo:margin-left="0in" fo:margin-right="0in" fo:margin-top="0in" fo:margin-bottom="0in" fo:line-height="100%" text:enable-numbering="false" fo:text-indent="0in"/>
    </style:style>
    <style:style style:name="P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Nimbus Sans L1" fo:font-size="24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9" style:family="paragraph" style:parent-style-name="Heading_20_1">
      <style:text-properties fo:color="#000000" fo:font-size="14pt" fo:font-weight="bold" style:font-size-asian="14pt" style:font-weight-asian="bold"/>
    </style:style>
    <style:style style:name="P10" style:family="paragraph" style:parent-style-name="Heading">
      <style:text-properties fo:font-weight="bold" style:font-weight-asian="bold" style:font-weight-complex="bold"/>
    </style:style>
    <style:style style:name="P11" style:family="paragraph" style:parent-style-name="Standard">
      <style:text-properties fo:color="#000000"/>
    </style:style>
    <style:style style:name="P12" style:family="paragraph" style:parent-style-name="Text_20_body">
      <style:text-properties fo:color="#000000" fo:font-weight="bold" style:font-weight-asian="bold" style:font-weight-complex="bold"/>
    </style:style>
    <style:style style:name="P13" style:family="paragraph" style:parent-style-name="Standard">
      <style:text-properties fo:color="#000000" fo:font-style="normal" fo:font-weight="bold" style:font-style-asian="normal" style:font-weight-asian="bold" style:font-style-complex="normal" style:font-weight-complex="bold"/>
    </style:style>
    <style:style style:name="P14" style:family="paragraph" style:parent-style-name="Standard" style:list-style-name="WW8Num1">
      <style:text-properties fo:color="#000000"/>
    </style:style>
    <style:style style:name="P15" style:family="paragraph" style:parent-style-name="Text_20_body">
      <style:text-properties fo:color="#000000"/>
    </style:style>
    <style:style style:name="P16" style:family="paragraph" style:parent-style-name="Text_20_body" style:list-style-name="L2">
      <style:text-properties fo:color="#000000" style:text-underline-style="none"/>
    </style:style>
    <style:style style:name="P17" style:family="paragraph" style:parent-style-name="Text_20_body" style:list-style-name="L2">
      <style:text-properties fo:color="#000000"/>
    </style:style>
    <style:style style:name="P18" style:family="paragraph" style:parent-style-name="Standard" style:list-style-name="L2">
      <style:text-properties fo:color="#000000"/>
    </style:style>
    <style:style style:name="P19" style:family="paragraph" style:parent-style-name="Standard" style:list-style-name="L2">
      <style:text-properties fo:color="#800000"/>
    </style:style>
    <style:style style:name="P20" style:family="paragraph" style:parent-style-name="Standard" style:list-style-name="L3">
      <style:text-properties fo:color="#000000"/>
    </style:style>
    <style:style style:name="P21" style:family="paragraph" style:parent-style-name="Standard">
      <style:text-properties fo:color="#800000" fo:font-style="normal" fo:font-weight="normal" style:font-style-asian="normal" style:font-weight-asian="normal" style:font-style-complex="normal" style:font-weight-complex="normal"/>
    </style:style>
    <style:style style:name="P22" style:family="paragraph" style:parent-style-name="Standard">
      <style:text-properties fo:color="#800000"/>
    </style:style>
    <style:style style:name="T1" style:family="text">
      <style:text-properties fo:color="#000000" style:text-outline="false" style:text-line-through-style="none" style:font-name="Nimbus Sans L1" fo:font-size="10pt" fo:language="en" fo:country="GB" fo:font-style="normal" fo:text-shadow="none" style:text-underline-style="none" fo:font-weight="normal" style:font-name-asian="DejaVu LGC Sans" style:font-size-asian="10pt" style:font-style-asian="normal" style:font-weight-asian="normal" style:font-name-complex="DejaVu LGC Sans" style:font-size-complex="10pt" style:font-style-complex="normal" style:font-weight-complex="normal" style:text-emphasize="none" style:font-relief="none"/>
    </style:style>
    <style:style style:name="T2" style:family="text">
      <style:text-properties style:use-window-font-color="true" style:text-outline="false" style:text-line-through-style="none" style:font-name="Nimbus Sans L1" fo:font-size="24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3" style:family="text">
      <style:text-properties fo:font-weight="bold" style:font-weight-asian="bold"/>
    </style:style>
    <style:style style:name="T4" style:family="text">
      <style:text-properties fo:font-style="normal" style:font-style-asian="normal" style:font-style-complex="normal"/>
    </style:style>
    <style:style style:name="T5" style:family="text">
      <style:text-properties fo:color="#800000" fo:font-style="normal" style:font-style-asian="normal" style:font-style-complex="normal"/>
    </style:style>
    <style:style style:name="T6" style:family="text">
      <style:text-properties fo:color="#800000" fo:font-style="normal" fo:background-color="transparent" style:font-style-asian="normal" style:font-style-complex="normal"/>
    </style:style>
    <style:style style:name="T7" style:family="text">
      <style:text-properties fo:color="#800000" fo:font-style="italic" style:font-style-asian="italic" style:font-style-complex="italic"/>
    </style:style>
    <style:style style:name="T8" style:family="text">
      <style:text-properties style:font-name="Times New Roman" fo:font-size="12pt" style:font-name-asian="NimbusRomNo9L-Regu" style:font-size-asian="12pt" style:font-name-complex="NimbusRomNo9L-Regu" style:font-size-complex="12pt"/>
    </style:style>
    <style:style style:name="T9" style:family="text">
      <style:text-properties style:font-name="Times New Roman"/>
    </style:style>
    <style:style style:name="T10" style:family="text">
      <style:text-properties fo:color="#800000"/>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fo:color="#800000" fo:font-style="normal" fo:font-weight="normal" style:font-style-asian="normal" style:font-weight-asian="normal" style:font-style-complex="normal" style:font-weight-complex="normal"/>
    </style:style>
    <style:style style:name="T14" style:family="text">
      <style:text-properties fo:color="#0000ff" fo:font-style="normal" fo:font-weight="normal" style:font-style-asian="normal" style:font-weight-asian="normal" style:font-style-complex="normal" style:font-weight-complex="normal"/>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fr1" style:family="graphic" style:parent-style-name="Graphics">
      <style:graphic-properties style:vertical-pos="top" style:vertical-rel="page" style:horizontal-pos="center" style:horizontal-rel="page"/>
    </style:style>
    <style:style style:name="fr2" style:family="graphic" style:parent-style-name="Frame">
      <style:graphic-properties style:vertical-pos="top" style:vertical-rel="paragraph-content" style:horizontal-pos="center" style:horizontal-rel="paragraph" fo:background-color="#cccccc" style:background-transparency="0%">
        <style:background-image/>
      </style:graphic-properties>
    </style:style>
    <style:style style:name="fr3" style:family="graphic" style:parent-style-name="Frame">
      <style:graphic-properties style:vertical-pos="from-top" style:vertical-rel="paragraph" style:horizontal-pos="from-left" style:horizontal-rel="paragraph" fo:background-color="#cccccc" style:background-transparency="0%">
        <style:background-image/>
      </style:graphic-properties>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OLE">
      <style:graphic-properties style:vertical-pos="from-top" style:vertical-rel="paragraph" style:horizontal-pos="from-left" style:horizontal-rel="paragraph"/>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3"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4"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9966cc"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5"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9966cc"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6"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9966cc"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7"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9966cc"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8"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9"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10"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15"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33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16"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9966cc"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17"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ff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21"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22"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ff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23"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24"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ffffff" draw:marker-start="Symmetric_20_Arrow"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ff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32"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ff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33"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ff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34"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ff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37"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38"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9966cc"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48"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3398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52"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53"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9966cc"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54"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9966cc"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55"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9966cc"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56"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9966cc"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57"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58"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59"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64"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33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65"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9966cc"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66"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ff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70"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71"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ff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72"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73"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solid" svg:stroke-width="0in" svg:stroke-color="#ffffff" draw:marker-start="Symmetric_20_Arrow"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ff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81"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ff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82"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ff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83"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ff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86"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ff9966"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87"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solid" svg:stroke-width="0.0102in" svg:stroke-color="#ffffff" draw:marker-start="" draw:marker-start-width="0.0799in" draw:marker-start-center="false" draw:marker-end="Symmetric_20_Arrow" draw:marker-end-width="0.0799in" draw:marker-end-center="false" draw:stroke-linejoin="round" draw:fill="solid" draw:fill-color="#9966cc" draw:textarea-horizontal-align="justify"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97" style:family="graphic">
      <style:graphic-properties draw:stroke="solid" svg:stroke-width="0in" svg:stroke-color="#ffffff" draw:marker-start=""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solid" svg:stroke-width="0in" svg:stroke-color="#ffffff" draw:marker-start="" draw:marker-start-width="0.0799in" draw:marker-start-center="false" draw:marker-end="Symmetric_20_Arrow" draw:marker-end-width="0.0799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3571in" fo:padding-top="0.0492in" fo:padding-bottom="0.0492in" fo:padding-left="0.0984in" fo:padding-right="0.0984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width="6.5161in" draw:z-index="0">
        <draw:text-box fo:min-height="2.5354in">
          <text:p text:style-name="Frame_20_contents"><draw:frame draw:style-name="fr2" draw:name="Frame4" text:anchor-type="paragraph" fo:min-width="6.6453in" draw:z-index="3"><draw:text-box fo:min-height="2.4563in"><text:p text:style-name="Frame_20_contents"><draw:g text:anchor-type="paragraph" draw:z-index="4" draw:style-name="gr1"><draw:custom-shape draw:style-name="gr2" draw:text-style-name="P2" draw:id="id4" svg:width="0.4705in" svg:height="0.5016in" svg:x="0.0898in" svg:y="0.1319in"><text:p text:style-name="P1"><text:span text:style-name="T1">csl</text:span></text:p><text:p text:style-name="P1"><text:span text:style-name="T1">li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2" draw:id="id8" svg:width="0.5161in" svg:height="0.1913in" svg:x="0.089in" svg:y="1.063in"><text:p text:style-name="P1"><text:span text:style-name="T1">.csl </text:span></text:p><draw:enhanced-geometry svg:viewBox="0 0 21600 21600" draw:type="rectangle" draw:enhanced-path="M 0 0 L 21600 0 21600 21600 0 21600 0 0 Z N"/></draw:custom-shape><draw:custom-shape draw:style-name="gr4" draw:text-style-name="P2" svg:width="1.3614in" svg:height="0.1996in" svg:x="1.3228in" svg:y="0.9709in"><text:p text:style-name="P1"><text:span text:style-name="T1">gen'ed RTL testbench code</text:span></text:p><draw:enhanced-geometry svg:viewBox="0 0 21600 21600" draw:type="rectangle" draw:enhanced-path="M 0 0 L 21600 0 21600 21600 0 21600 0 0 Z N"/></draw:custom-shape><draw:custom-shape draw:style-name="gr5" draw:text-style-name="P4" draw:id="id1" svg:width="1.3614in" svg:height="0.1776in" svg:x="1.3228in" svg:y="0.7146in"><text:p text:style-name="P3"><text:span text:style-name="T1">gen'ed C++ code</text:span></text:p><draw:enhanced-geometry svg:viewBox="0 0 21600 21600" draw:mirror-horizontal="false" draw:mirror-vertical="false" draw:type="rectangle" draw:enhanced-path="M 0 0 L 21600 0 21600 21600 0 21600 0 0 Z N"/></draw:custom-shape><draw:custom-shape draw:style-name="gr6" draw:text-style-name="P4" svg:width="1.3614in" svg:height="0.235in" svg:x="1.3228in" svg:y="0.4386in"><text:p text:style-name="P3"><text:span text:style-name="T1">gen'ed documentation</text:span></text:p><text:p text:style-name="P3"><text:span text:style-name="T1">HTML, PDF</text:span></text:p><draw:enhanced-geometry svg:viewBox="0 0 21600 21600" draw:mirror-horizontal="false" draw:mirror-vertical="false" draw:type="rectangle" draw:enhanced-path="M 0 0 L 21600 0 21600 21600 0 21600 0 0 Z N"/></draw:custom-shape><draw:custom-shape draw:style-name="gr7" draw:text-style-name="P4" svg:width="1.3614in" svg:height="0.187in" svg:x="1.3228in" svg:y="1.2181in"><text:p text:style-name="P3"><text:span text:style-name="T1">gen'ed RTL code</text:span></text:p><draw:enhanced-geometry svg:viewBox="0 0 21600 21600" draw:mirror-horizontal="false" draw:mirror-vertical="false" draw:type="rectangle" draw:enhanced-path="M 0 0 L 21600 0 21600 21600 0 21600 0 0 Z N"/></draw:custom-shape><draw:custom-shape draw:style-name="gr8" draw:text-style-name="P4" svg:width="1.3614in" svg:height="0.1531in" svg:x="1.3228in" svg:y="1.4791in"><text:p text:style-name="P3"><text:span text:style-name="T1">User <text:s/>RTL code</text:span></text:p><draw:enhanced-geometry svg:viewBox="0 0 21600 21600" draw:mirror-horizontal="false" draw:mirror-vertical="false" draw:type="rectangle" draw:enhanced-path="M 0 0 L 21600 0 21600 21600 0 21600 0 0 Z N"/></draw:custom-shape><draw:custom-shape draw:style-name="gr9" draw:text-style-name="P4" svg:width="1.3614in" svg:height="0.2705in" svg:x="1.3228in" svg:y="1.7039in"><text:p text:style-name="P3"><text:span text:style-name="T1">Optional User RTL </text:span></text:p><text:p text:style-name="P3"><text:span text:style-name="T1">test bench extensions</text:span></text:p><draw:enhanced-geometry svg:viewBox="0 0 21600 21600" draw:mirror-horizontal="false" draw:mirror-vertical="false" draw:type="rectangle" draw:enhanced-path="M 0 0 L 21600 0 21600 21600 0 21600 0 0 Z N"/></draw:custom-shape><draw:rect draw:style-name="gr10" draw:text-style-name="P5" svg:width="0.0516in" svg:height="0.9106in" svg:x="2.861in" svg:y="0.9866in"><draw:glue-point draw:id="4" svg:x="-1.9563in" svg:y="-0.5646in"/><text:p/></draw:rect><draw:connector draw:style-name="gr11" draw:text-style-name="P5" draw:type="line" svg:x1="2.6843in" svg:y1="0.8028in" svg:x2="3.1024in" svg:y2="0.8043in" draw:start-shape="id1" draw:start-glue-point="1" draw:end-shape="id2" draw:end-glue-point="3"><text:p/></draw:connector><draw:connector draw:style-name="gr12" draw:text-style-name="P5" draw:type="line" svg:x1="2.9228in" svg:y1="1.8555in" svg:x2="3.102in" svg:y2="1.8535in" draw:end-shape="id3" draw:end-glue-point="3"><text:p/></draw:connector><draw:connector draw:style-name="gr13" draw:text-style-name="P5" draw:type="line" svg:x1="0.5598in" svg:y1="0.3819in" svg:x2="0.776in" svg:y2="0.3835in" draw:start-shape="id4" draw:start-glue-point="8"><text:p/></draw:connector><draw:custom-shape draw:style-name="gr14" draw:text-style-name="P2" draw:id="id16" svg:width="0.5161in" svg:height="0.2012in" svg:x="0.089in" svg:y="1.7157in"><text:p text:style-name="P1"><text:span text:style-name="T1">Verilog</text:span></text:p><draw:enhanced-geometry svg:viewBox="0 0 21600 21600" draw:type="rectangle" draw:enhanced-path="M 0 0 L 21600 0 21600 21600 0 21600 0 0 Z N"/></draw:custom-shape><draw:custom-shape draw:style-name="gr15" draw:text-style-name="P2" draw:id="id13" svg:width="0.4622in" svg:height="0.4276in" svg:x="5.2961in" svg:y="1.1138in"><text:p text:style-name="P1"><text:span text:style-name="T1">firmware </text:span></text:p><text:p text:style-name="P1"><text:span text:style-name="T1">code</text:span></text:p><draw:enhanced-geometry svg:viewBox="0 0 21600 21600" draw:type="rectangle" draw:enhanced-path="M 0 0 L 21600 0 21600 21600 0 21600 0 0 Z N"/></draw:custom-shape><draw:custom-shape draw:style-name="gr16" draw:text-style-name="P2" draw:id="id6" svg:width="0.548in" svg:height="0.3197in" svg:x="5.2492in" svg:y="0.0819in"><text:p text:style-name="P1"><text:span text:style-name="T1">gen'ed</text:span></text:p><text:p text:style-name="P1"><text:span text:style-name="T1">assemb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 draw:text-style-name="P5" draw:type="line" svg:x1="5.978in" svg:y1="0.2374in" svg:x2="5.7972in" svg:y2="0.2421in" draw:start-shape="id5" draw:start-glue-point="3" draw:end-shape="id6" draw:end-glue-point="1"><text:p/></draw:connector><draw:connector draw:style-name="gr18" draw:text-style-name="P5" draw:type="lines" svg:x1="1.0799in" svg:y1="0.2402in" svg:x2="5.25in" svg:y2="0.2421in" draw:start-shape="id7" draw:start-glue-point="10" draw:end-shape="id6" draw:end-glue-point="3"><text:p/></draw:connector><draw:connector draw:style-name="gr19" draw:text-style-name="P5" draw:type="line" svg:x1="0.6051in" svg:y1="1.1583in" svg:x2="0.7669in" svg:y2="1.1598in" draw:start-shape="id8" draw:start-glue-point="1"><text:p/></draw:connector><draw:custom-shape draw:style-name="gr20" draw:text-style-name="P2" draw:id="id7" svg:width="0.3185in" svg:height="2.1913in" svg:x="0.7618in" svg:y="0.1004in"><draw:glue-point draw:id="4" svg:x="-1.989in" svg:y="-0.5594in"/><draw:glue-point draw:id="5" svg:x="-1.9776in" svg:y="0.6728in"/><draw:glue-point draw:id="6" svg:x="1.989in" svg:y="-1.0102in"/><draw:glue-point draw:id="7" svg:x="1.9028in" svg:y="-1.5039in"/><draw:glue-point draw:id="8" svg:x="-1.9252in" svg:y="0.7598in"/><draw:glue-point draw:id="9" svg:x="2.0303in" svg:y="-0.787in"/><draw:glue-point draw:id="10" svg:x="1.985in" svg:y="-1.7177in"/><draw:glue-point draw:id="11" svg:x="1.9701in" svg:y="0.7197in"/><draw:glue-point draw:id="12" svg:x="1.9701in" svg:y="0.2323in"/><draw:glue-point draw:id="13" svg:x="1.9701in" svg:y="-0.2543in"/><draw:glue-point draw:id="14" svg:x="1.9516in" svg:y="0.2083in"/><draw:glue-point draw:id="15" svg:x="1.989in" svg:y="-0.2654in"/><text:p text:style-name="P6"><text:span text:style-name="T1">CSLc</text:span></text:p><draw:enhanced-geometry svg:viewBox="0 0 21600 21600" draw:extrusion="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2" draw:id="id5" svg:width="0.5169in" svg:height="0.337in" svg:x="5.9772in" svg:y="0.0693in"><draw:glue-point draw:id="4" svg:x="-1.9685in" svg:y="-0.7091in"/><draw:glue-point draw:id="5" svg:x="-1.9685in" svg:y="0.9453in"/><text:p text:style-name="P1"><text:span text:style-name="T1"/></text:p><text:p text:style-name="P1"><text:span text:style-name="T1">User </text:span></text:p><text:p text:style-name="P1"><text:span text:style-name="T1">.as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2" draw:id="id3" svg:width="0.8031in" svg:height="0.1787in" svg:x="3.1016in" svg:y="1.7646in"><text:p text:style-name="P1"><text:span text:style-name="T1">RTL simulat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2" draw:id="id10" svg:width="0.8343in" svg:height="0.1614in" svg:x="3.0854in" svg:y="1.1118in"><text:p text:style-name="P1"><text:span text:style-name="T1">CSL C++ libs</text:span></text:p><draw:enhanced-geometry svg:viewBox="0 0 21600 21600" draw:type="rectangle" draw:enhanced-path="M 0 0 L 21600 0 21600 21600 0 21600 0 0 Z N"/></draw:custom-shape><draw:connector draw:style-name="gr24" draw:text-style-name="P5" svg:x1="3.5024in" svg:y1="0.5709in" svg:x2="3.5039in" svg:y2="0.7091in" draw:start-shape="id9" draw:start-glue-point="2" draw:end-shape="id2" draw:end-glue-point="0"><text:p/></draw:connector><draw:connector draw:style-name="gr25" draw:text-style-name="P5" svg:x1="3.5024in" svg:y1="1.1122in" svg:x2="3.5039in" svg:y2="0.8984in" draw:start-shape="id10" draw:start-glue-point="0" draw:end-shape="id2" draw:end-glue-point="2"><text:p/></draw:connector><draw:connector draw:style-name="gr26" draw:text-style-name="P5" draw:type="line" svg:x1="3.9043in" svg:y1="0.8035in" svg:x2="4.0862in" svg:y2="0.8055in" draw:start-shape="id2" draw:start-glue-point="1" draw:end-shape="id11" draw:end-glue-point="3"><text:p/></draw:connector><draw:connector draw:style-name="gr27" draw:text-style-name="P5" draw:type="line" svg:x1="3.9043in" svg:y1="1.8535in" svg:x2="4.0862in" svg:y2="1.8535in" draw:start-shape="id3" draw:start-glue-point="1" draw:end-shape="id12" draw:end-glue-point="3"><text:p/></draw:connector><draw:connector draw:style-name="gr28" draw:text-style-name="P5" draw:id="id14" svg:x1="4.9528in" svg:y1="0.8047in" svg:x2="4.9528in" svg:y2="1.8539in" draw:start-shape="id11" draw:start-glue-point="1" draw:end-shape="id12" draw:end-glue-point="1"><text:p/></draw:connector><draw:connector draw:style-name="gr29" draw:text-style-name="P5" draw:type="line" svg:x1="5.2965in" svg:y1="1.3268in" svg:x2="5.1598in" svg:y2="1.3295in" draw:start-shape="id13" draw:start-glue-point="3" draw:end-shape="id14" draw:end-glue-point="0"><text:p/></draw:connector><draw:connector draw:style-name="gr30" draw:text-style-name="P5" draw:type="line" svg:x1="5.5228in" svg:y1="0.4012in" svg:x2="5.5272in" svg:y2="1.1146in" draw:start-shape="id6" draw:start-glue-point="2" draw:end-shape="id13" draw:end-glue-point="0"><text:p/></draw:connector><draw:custom-shape draw:style-name="gr31" draw:text-style-name="P2" draw:id="id11" svg:width="0.8677in" svg:height="0.3031in" svg:x="4.0854in" svg:y="0.6535in"><text:p text:style-name="P1"><text:span text:style-name="T1">C++ Simulator</text:span></text:p><text:p text:style-name="P1"><text:span text:style-name="T1">bina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2" draw:text-style-name="P2" draw:id="id15" svg:width="0.8677in" svg:height="0.4087in" svg:x="4.0854in" svg:y="1.0937in"><text:p text:style-name="P1"><text:span text:style-name="T1">Verify transaction</text:span></text:p><text:p text:style-name="P1"><text:span text:style-name="T1">and state data</text:span></text:p><text:p text:style-name="P1"><text:span text:style-name="T1">equivalen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2" draw:id="id12" svg:width="0.8677in" svg:height="0.398in" svg:x="4.0854in" svg:y="1.6547in"><text:p text:style-name="P1"><text:span text:style-name="T1">RTL</text:span></text:p><text:p text:style-name="P1"><text:span text:style-name="T1">simulation</text:span></text:p><text:p text:style-name="P1"><text:span text:style-name="T1">bina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4" draw:text-style-name="P5" draw:type="line" svg:x1="4.5189in" svg:y1="0.9563in" svg:x2="4.5189in" svg:y2="1.0945in" draw:start-shape="id11" draw:start-glue-point="2" draw:end-shape="id15" draw:end-glue-point="0"><text:p/></draw:connector><draw:connector draw:style-name="gr35" draw:text-style-name="P5" draw:type="line" svg:x1="4.5189in" svg:y1="1.6555in" svg:x2="4.5189in" svg:y2="1.502in" draw:start-shape="id12" draw:start-glue-point="0" draw:end-shape="id15" draw:end-glue-point="2"><text:p/></draw:connector><draw:custom-shape draw:style-name="gr36" draw:text-style-name="P2" draw:id="id2" svg:width="0.8031in" svg:height="0.1906in" svg:x="3.1016in" svg:y="0.7083in"><text:p text:style-name="P1"><text:span text:style-name="T1">C++ compi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2" draw:id="id9" svg:width="0.8642in" svg:height="0.2579in" svg:x="3.0701in" svg:y="0.313in"><text:p text:style-name="P1"><text:span text:style-name="T1">User C++</text:span></text:p><text:p text:style-name="P1"><text:span text:style-name="T1">simulator code</text:span></text:p><draw:enhanced-geometry svg:viewBox="0 0 21600 21600" draw:mirror-horizontal="false" draw:mirror-vertical="false" draw:type="rectangle" draw:enhanced-path="M 0 0 L 21600 0 21600 21600 0 21600 0 0 Z N"/></draw:custom-shape><draw:connector draw:style-name="gr38" draw:text-style-name="P5" draw:type="line" svg:x1="2.6917in" svg:y1="1.313in" svg:x2="2.8654in" svg:y2="1.311in"><text:p/></draw:connector><draw:connector draw:style-name="gr39" draw:text-style-name="P5" draw:type="line" svg:x1="2.6917in" svg:y1="1.5413in" svg:x2="2.8654in" svg:y2="1.5386in"><text:p/></draw:connector><draw:connector draw:style-name="gr40" draw:text-style-name="P5" draw:type="line" svg:x1="2.6917in" svg:y1="1.8118in" svg:x2="2.8654in" svg:y2="1.8118in"><text:p/></draw:connector><draw:connector draw:style-name="gr41" draw:text-style-name="P5" draw:type="line" svg:x1="1.089in" svg:y1="1.0768in" svg:x2="1.3307in" svg:y2="1.074in"><text:p/></draw:connector><draw:connector draw:style-name="gr42" draw:text-style-name="P5" draw:type="line" svg:x1="1.089in" svg:y1="1.0717in" svg:x2="1.3307in" svg:y2="1.0701in"><text:p/></draw:connector><draw:connector draw:style-name="gr43" draw:text-style-name="P5" draw:type="line" svg:x1="1.089in" svg:y1="1.313in" svg:x2="1.3307in" svg:y2="1.3102in"><text:p/></draw:connector><draw:connector draw:style-name="gr44" draw:text-style-name="P5" draw:type="line" svg:x1="1.0917in" svg:y1="0.5673in" svg:x2="1.3315in" svg:y2="0.5654in"><text:p/></draw:connector><draw:connector draw:style-name="gr45" draw:text-style-name="P5" draw:type="line" svg:x1="1.0917in" svg:y1="0.8114in" svg:x2="1.3315in" svg:y2="0.8094in"><text:p/></draw:connector><draw:connector draw:style-name="gr46" draw:text-style-name="P5" draw:type="line" svg:x1="2.6917in" svg:y1="1.0717in" svg:x2="2.8654in" svg:y2="1.0701in"><text:p/></draw:connector><draw:custom-shape draw:style-name="gr47" draw:text-style-name="P2" svg:width="1.3594in" svg:height="0.2016in" svg:x="1.3307in" svg:y="2.0339in"><text:p text:style-name="P1"><text:span text:style-name="T1">Reports</text:span></text:p><draw:enhanced-geometry svg:viewBox="0 0 21600 21600" draw:type="rectangle" draw:enhanced-path="M 0 0 L 21600 0 21600 21600 0 21600 0 0 Z N"/></draw:custom-shape><draw:connector draw:style-name="gr48" draw:text-style-name="P5" draw:type="line" svg:x1="0.6051in" svg:y1="1.8157in" svg:x2="0.7669in" svg:y2="1.8205in" draw:start-shape="id16" draw:start-glue-point="1"><text:p/></draw:connector><draw:connector draw:style-name="gr49" draw:text-style-name="P5" draw:type="line" svg:x1="1.0898in" svg:y1="2.1374in" svg:x2="1.3307in" svg:y2="2.1374in"><text:p/></draw:connector><draw:frame draw:style-name="gr50" draw:text-style-name="P8" svg:width="1.928in" svg:height="0.485in" svg:x="1.4815in" svg:y="-0.0598in"><draw:text-box><text:p text:style-name="P7"><text:span text:style-name="T2">SOLUTION</text:span></text:p></draw:text-box></draw:frame></draw:g></text:p></draw:text-box></draw:frame>Figure 1.0 Typical Front End Simulation, RTL, <text:s/>and Verification Flow</text:p>
        </draw:text-box>
      </draw:frame>
      <text:h text:style-name="P9" text:outline-level="1">Fastpath Logic, Inc. Whitepaper</text:h>
      <text:p text:style-name="P10">Why build when you can buy?</text:p>
      <text:p text:style-name="P11"><text:span text:style-name="T3">Abstract</text:span>:</text:p>
      <text:p text:style-name="P12">Fastpath Logic has built a new type of tool (CSLc) that generates chip infrastructure and verification support C++ code and RTL code, and documentation from a single input. <text:span text:style-name="T4"><text:s/></text:span><text:span text:style-name="T5">A single language is used to describe chip infrastructure and verification support structures. Relationships between these structures results in a synergy that cannot be achieved using multiple point-tools. A single language compiler can check the relationships between the parts of the chip infrastructure and verification support description. </text:span><text:span text:style-name="T6">Multiple point tools cannot check the relationships between multiple chip infrastructure and verification support descriptions.</text:span><text:span text:style-name="T5"> In addition </text:span><text:span text:style-name="T7">CSLc</text:span><text:span text:style-name="T5"> can check the connections between Verilog RTL and the chip and verification intrastructure. </text:span><text:span text:style-name="T4">CSLc is a single point tool which results in a more efficient design process. It is currently estimated that design teams spend 50% of their time verifying chips. Many of the bugs that need to be fixed are consistency bugs between design elements and between the design, the simulator and or verification environment. CSLc prevents these types of bugs by using a single input to specify the and the chip and verification intrastructure <text:s/>components and the connections between these components.</text:span></text:p>
      <text:p text:style-name="P13"/>
      <text:p text:style-name="P11">RTL coding tasks falls into two categories:</text:p>
      <text:list text:style-name="WW8Num1">
        <text:list-item>
          <text:p text:style-name="P14">Algorithmic: the core data-paths and control logic that differentiates your implementation from the competition: For example: <text:span text:style-name="T8">MPEG implementation, traffic manager, or cache</text:span><text:span text:style-name="T9">.</text:span></text:p>
        </text:list-item>
        <text:list-item>
          <text:p text:style-name="P14">Chip infrastructure and verification support: all the additional code and connectivity required to turn your algorithm implementation into a functional chip. For example: block inter-connect, programmable register access, instruction set mapping, block test-benches.</text:p>
        </text:list-item>
      </text:list>
      <text:p text:style-name="P11"/>
      <text:p text:style-name="P11">The algorithm is what you architect, design, and implement; the chip and verification infrastructure is what you have to develop to build and test your design. <text:span text:style-name="T10">The algorithm implementations change substantially if not completely from project to project. Chip and verification infrastructure creation is repetitive and does not change much from project to project. CSL and CSLc automates the chip design and verification infrastructure generation tasks. A single input which can be changed easily facilitates architectural and design exploration.</text:span></text:p>
      <text:p text:style-name="P11"/>
      <text:p text:style-name="P11">Maintenance is also a big issue, particularly for chip and verification infrastructure. Design changes must be reflected in C++ models, verification suites, software memory maps, and chip documentation etc. Changing the same information in multiple places is tedious and error-prone. Changing the information in one place saves time in many ways.</text:p>
      <text:p text:style-name="P11"/>
      <text:p text:style-name="P15">A typical front end RTL design flow is shown in the figure below. Point tools generate constant files in C++ and RTL. The generated code is included in the users code which is compiled. The opint tools do not detect the errors in the specificaiton. Down stream compilers and simulation finds the errors in the specification. Changes to the chip and verification components are propagated via emails and other communication methods and are made manually. <text:s/></text:p>
      <text:p text:style-name="P15"/>
      <text:p text:style-name="P15"><draw:frame draw:style-name="fr3" draw:name="Frame1" text:anchor-type="paragraph" svg:x="-0.028in" svg:y="0.6917in" svg:width="6.6925in" draw:z-index="5"><draw:text-box fo:min-height="2.7291in"><text:p text:style-name="Frame_20_contents"><draw:g text:anchor-type="paragraph" draw:z-index="6" draw:style-name="gr1"><draw:custom-shape draw:style-name="gr51" draw:text-style-name="P2" draw:id="id20" svg:width="0.4835in" svg:height="0.5134in" svg:x="-0.0102in" svg:y="0.1382in"><text:p text:style-name="P1"><text:span text:style-name="T1">csl</text:span></text:p><text:p text:style-name="P1"><text:span text:style-name="T1">li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2" draw:text-style-name="P2" draw:id="id24" svg:width="0.5303in" svg:height="0.1969in" svg:x="-0.0118in" svg:y="1.0937in"><text:p text:style-name="P1"><text:span text:style-name="T1">.csl </text:span></text:p><draw:enhanced-geometry svg:viewBox="0 0 21600 21600" draw:type="rectangle" draw:enhanced-path="M 0 0 L 21600 0 21600 21600 0 21600 0 0 Z N"/></draw:custom-shape><draw:custom-shape draw:style-name="gr53" draw:text-style-name="P2" svg:width="1.3988in" svg:height="0.2051in" svg:x="1.2555in" svg:y="0.9984in"><text:p text:style-name="P1"><text:span text:style-name="T1">gen'ed RTL testbench code</text:span></text:p><draw:enhanced-geometry svg:viewBox="0 0 21600 21600" draw:type="rectangle" draw:enhanced-path="M 0 0 L 21600 0 21600 21600 0 21600 0 0 Z N"/></draw:custom-shape><draw:custom-shape draw:style-name="gr54" draw:text-style-name="P4" draw:id="id17" svg:width="1.3988in" svg:height="0.1835in" svg:x="1.2555in" svg:y="0.7346in"><text:p text:style-name="P3"><text:span text:style-name="T1">gen'ed C++ code</text:span></text:p><draw:enhanced-geometry svg:viewBox="0 0 21600 21600" draw:mirror-horizontal="false" draw:mirror-vertical="false" draw:type="rectangle" draw:enhanced-path="M 0 0 L 21600 0 21600 21600 0 21600 0 0 Z N"/></draw:custom-shape><draw:custom-shape draw:style-name="gr55" draw:text-style-name="P4" svg:width="1.3988in" svg:height="0.2413in" svg:x="1.2555in" svg:y="0.4528in"><text:p text:style-name="P3"><text:span text:style-name="T1">gen'ed documentation</text:span></text:p><text:p text:style-name="P3"><text:span text:style-name="T1">HTML, PDF</text:span></text:p><draw:enhanced-geometry svg:viewBox="0 0 21600 21600" draw:mirror-horizontal="false" draw:mirror-vertical="false" draw:type="rectangle" draw:enhanced-path="M 0 0 L 21600 0 21600 21600 0 21600 0 0 Z N"/></draw:custom-shape><draw:custom-shape draw:style-name="gr56" draw:text-style-name="P4" svg:width="1.3988in" svg:height="0.1925in" svg:x="1.2555in" svg:y="1.2535in"><text:p text:style-name="P3"><text:span text:style-name="T1">gen'ed RTL code</text:span></text:p><draw:enhanced-geometry svg:viewBox="0 0 21600 21600" draw:mirror-horizontal="false" draw:mirror-vertical="false" draw:type="rectangle" draw:enhanced-path="M 0 0 L 21600 0 21600 21600 0 21600 0 0 Z N"/></draw:custom-shape><draw:custom-shape draw:style-name="gr57" draw:text-style-name="P4" svg:width="1.3988in" svg:height="0.1587in" svg:x="1.2555in" svg:y="1.5201in"><text:p text:style-name="P3"><text:span text:style-name="T1">User <text:s/>RTL code</text:span></text:p><draw:enhanced-geometry svg:viewBox="0 0 21600 21600" draw:mirror-horizontal="false" draw:mirror-vertical="false" draw:type="rectangle" draw:enhanced-path="M 0 0 L 21600 0 21600 21600 0 21600 0 0 Z N"/></draw:custom-shape><draw:custom-shape draw:style-name="gr58" draw:text-style-name="P4" svg:width="1.3988in" svg:height="0.278in" svg:x="1.2555in" svg:y="1.752in"><text:p text:style-name="P3"><text:span text:style-name="T1">Optional User RTL </text:span></text:p><text:p text:style-name="P3"><text:span text:style-name="T1">test bench extensions</text:span></text:p><draw:enhanced-geometry svg:viewBox="0 0 21600 21600" draw:mirror-horizontal="false" draw:mirror-vertical="false" draw:type="rectangle" draw:enhanced-path="M 0 0 L 21600 0 21600 21600 0 21600 0 0 Z N"/></draw:custom-shape><draw:rect draw:style-name="gr59" draw:text-style-name="P5" svg:width="0.0524in" svg:height="0.935in" svg:x="2.8366in" svg:y="1.0157in"><draw:glue-point draw:id="4" svg:x="-1.9563in" svg:y="-0.5646in"/><text:p/></draw:rect><draw:connector draw:style-name="gr60" draw:text-style-name="P5" draw:type="line" svg:x1="2.6543in" svg:y1="0.8264in" svg:x2="3.0843in" svg:y2="0.828in" draw:start-shape="id17" draw:start-glue-point="1" draw:end-shape="id18" draw:end-glue-point="3"><text:p/></draw:connector><draw:connector draw:style-name="gr61" draw:text-style-name="P5" draw:type="line" svg:x1="2.9in" svg:y1="1.9075in" svg:x2="3.0839in" svg:y2="1.9055in" draw:end-shape="id19" draw:end-glue-point="3"><text:p/></draw:connector><draw:connector draw:style-name="gr62" draw:text-style-name="P5" draw:type="line" svg:x1="0.4728in" svg:y1="0.3945in" svg:x2="0.6937in" svg:y2="0.3945in" draw:start-shape="id20" draw:start-glue-point="8"><text:p/></draw:connector><draw:custom-shape draw:style-name="gr63" draw:text-style-name="P2" draw:id="id32" svg:width="0.5303in" svg:height="0.2071in" svg:x="-0.0118in" svg:y="1.7646in"><text:p text:style-name="P1"><text:span text:style-name="T1">Verilog</text:span></text:p><draw:enhanced-geometry svg:viewBox="0 0 21600 21600" draw:type="rectangle" draw:enhanced-path="M 0 0 L 21600 0 21600 21600 0 21600 0 0 Z N"/></draw:custom-shape><draw:custom-shape draw:style-name="gr64" draw:text-style-name="P2" draw:id="id29" svg:width="0.4748in" svg:height="0.4386in" svg:x="5.3374in" svg:y="1.1457in"><text:p text:style-name="P1"><text:span text:style-name="T1">firmware </text:span></text:p><text:p text:style-name="P1"><text:span text:style-name="T1">code</text:span></text:p><draw:enhanced-geometry svg:viewBox="0 0 21600 21600" draw:type="rectangle" draw:enhanced-path="M 0 0 L 21600 0 21600 21600 0 21600 0 0 Z N"/></draw:custom-shape><draw:custom-shape draw:style-name="gr65" draw:text-style-name="P2" draw:id="id22" svg:width="0.5642in" svg:height="0.328in" svg:x="5.2898in" svg:y="0.0858in"><text:p text:style-name="P1"><text:span text:style-name="T1">gen'ed</text:span></text:p><text:p text:style-name="P1"><text:span text:style-name="T1">assemb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6" draw:text-style-name="P5" draw:type="line" svg:x1="6.039in" svg:y1="0.2465in" svg:x2="5.8535in" svg:y2="0.2508in" draw:start-shape="id21" draw:start-glue-point="3" draw:end-shape="id22" draw:end-glue-point="1"><text:p/></draw:connector><draw:connector draw:style-name="gr67" draw:text-style-name="P5" draw:type="lines" svg:x1="1.0063in" svg:y1="0.2476in" svg:x2="5.2902in" svg:y2="0.2504in" draw:start-shape="id23" draw:start-glue-point="10" draw:end-shape="id22" draw:end-glue-point="3"><text:p/></draw:connector><draw:connector draw:style-name="gr68" draw:text-style-name="P5" draw:type="line" svg:x1="0.5181in" svg:y1="1.1917in" svg:x2="0.6846in" svg:y2="1.1933in" draw:start-shape="id24" draw:start-glue-point="1"><text:p/></draw:connector><draw:custom-shape draw:style-name="gr69" draw:text-style-name="P2" draw:id="id23" svg:width="0.3268in" svg:height="2.2524in" svg:x="0.6799in" svg:y="0.1039in"><draw:glue-point draw:id="4" svg:x="-1.989in" svg:y="-0.5594in"/><draw:glue-point draw:id="5" svg:x="-1.9776in" svg:y="0.6728in"/><draw:glue-point draw:id="6" svg:x="1.989in" svg:y="-1.0102in"/><draw:glue-point draw:id="7" svg:x="1.9028in" svg:y="-1.5039in"/><draw:glue-point draw:id="8" svg:x="-1.9252in" svg:y="0.7598in"/><draw:glue-point draw:id="9" svg:x="2.0303in" svg:y="-0.787in"/><draw:glue-point draw:id="10" svg:x="1.985in" svg:y="-1.7177in"/><draw:glue-point draw:id="11" svg:x="1.9701in" svg:y="0.7197in"/><draw:glue-point draw:id="12" svg:x="1.9701in" svg:y="0.2323in"/><draw:glue-point draw:id="13" svg:x="1.9701in" svg:y="-0.2543in"/><draw:glue-point draw:id="14" svg:x="1.9516in" svg:y="0.2083in"/><draw:glue-point draw:id="15" svg:x="1.989in" svg:y="-0.2654in"/><text:p text:style-name="P6"><text:span text:style-name="T1">CSLc</text:span></text:p><draw:enhanced-geometry svg:viewBox="0 0 21600 21600" draw:extrusion="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0" draw:text-style-name="P2" draw:id="id21" svg:width="0.5307in" svg:height="0.3453in" svg:x="6.0382in" svg:y="0.074in"><draw:glue-point draw:id="4" svg:x="-1.9685in" svg:y="-0.7091in"/><draw:glue-point draw:id="5" svg:x="-1.9685in" svg:y="0.9453in"/><text:p text:style-name="P1"><text:span text:style-name="T1"/></text:p><text:p text:style-name="P1"><text:span text:style-name="T1">User </text:span></text:p><text:p text:style-name="P1"><text:span text:style-name="T1">.as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1" draw:text-style-name="P2" draw:id="id19" svg:width="0.8248in" svg:height="0.1843in" svg:x="3.0835in" svg:y="1.8138in"><text:p text:style-name="P1"><text:span text:style-name="T1">RTL simulat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2" draw:text-style-name="P2" draw:id="id26" svg:width="0.8579in" svg:height="0.1657in" svg:x="3.0665in" svg:y="1.1437in"><text:p text:style-name="P1"><text:span text:style-name="T1">CSL C++ libs</text:span></text:p><draw:enhanced-geometry svg:viewBox="0 0 21600 21600" draw:type="rectangle" draw:enhanced-path="M 0 0 L 21600 0 21600 21600 0 21600 0 0 Z N"/></draw:custom-shape><draw:connector draw:style-name="gr73" draw:text-style-name="P5" svg:x1="3.4953in" svg:y1="0.5866in" svg:x2="3.4953in" svg:y2="0.7295in" draw:start-shape="id25" draw:start-glue-point="2" draw:end-shape="id18" draw:end-glue-point="0"><text:p/></draw:connector><draw:connector draw:style-name="gr74" draw:text-style-name="P5" svg:x1="3.4953in" svg:y1="1.1441in" svg:x2="3.4953in" svg:y2="0.9248in" draw:start-shape="id26" draw:start-glue-point="0" draw:end-shape="id18" draw:end-glue-point="2"><text:p/></draw:connector><draw:connector draw:style-name="gr75" draw:text-style-name="P5" draw:type="line" svg:x1="3.9075in" svg:y1="0.8268in" svg:x2="4.0941in" svg:y2="0.8287in" draw:start-shape="id18" draw:start-glue-point="1" draw:end-shape="id27" draw:end-glue-point="3"><text:p/></draw:connector><draw:connector draw:style-name="gr76" draw:text-style-name="P5" draw:type="line" svg:x1="3.9075in" svg:y1="1.9055in" svg:x2="4.0941in" svg:y2="1.9071in" draw:start-shape="id19" draw:start-glue-point="1" draw:end-shape="id28" draw:end-glue-point="3"><text:p/></draw:connector><draw:connector draw:style-name="gr77" draw:text-style-name="P5" draw:id="id30" svg:x1="4.9854in" svg:y1="0.8283in" svg:x2="4.9854in" svg:y2="1.9067in" draw:start-shape="id27" draw:start-glue-point="1" draw:end-shape="id28" draw:end-glue-point="1"><text:p/></draw:connector><draw:connector draw:style-name="gr78" draw:text-style-name="P5" draw:type="line" svg:x1="5.3382in" svg:y1="1.3646in" svg:x2="5.1929in" svg:y2="1.3681in" draw:start-shape="id29" draw:start-glue-point="3" draw:end-shape="id30" draw:end-glue-point="0"><text:p/></draw:connector><draw:connector draw:style-name="gr79" draw:text-style-name="P5" draw:type="line" svg:x1="5.5717in" svg:y1="0.4138in" svg:x2="5.5752in" svg:y2="1.1465in" draw:start-shape="id22" draw:start-glue-point="2" draw:end-shape="id29" draw:end-glue-point="0"><text:p/></draw:connector><draw:custom-shape draw:style-name="gr80" draw:text-style-name="P2" draw:id="id27" svg:width="0.8921in" svg:height="0.3114in" svg:x="4.0937in" svg:y="0.6728in"><text:p text:style-name="P1"><text:span text:style-name="T1">C++ Simulator</text:span></text:p><text:p text:style-name="P1"><text:span text:style-name="T1">bina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1" draw:text-style-name="P2" draw:id="id31" svg:width="0.8921in" svg:height="0.4205in" svg:x="4.0937in" svg:y="1.1248in"><text:p text:style-name="P1"><text:span text:style-name="T1">Verify transaction</text:span></text:p><text:p text:style-name="P1"><text:span text:style-name="T1">and state data</text:span></text:p><text:p text:style-name="P1"><text:span text:style-name="T1">equivalen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2" draw:text-style-name="P2" draw:id="id28" svg:width="0.8921in" svg:height="0.4079in" svg:x="4.0937in" svg:y="1.7028in"><text:p text:style-name="P1"><text:span text:style-name="T1">RTL</text:span></text:p><text:p text:style-name="P1"><text:span text:style-name="T1">simulation</text:span></text:p><text:p text:style-name="P1"><text:span text:style-name="T1">bina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3" draw:text-style-name="P5" draw:type="line" svg:x1="4.5398in" svg:y1="0.9839in" svg:x2="4.5398in" svg:y2="1.1256in" draw:start-shape="id27" draw:start-glue-point="2" draw:end-shape="id31" draw:end-glue-point="0"><text:p/></draw:connector><draw:connector draw:style-name="gr84" draw:text-style-name="P5" draw:type="line" svg:x1="4.5398in" svg:y1="1.7031in" svg:x2="4.5398in" svg:y2="1.5449in" draw:start-shape="id28" draw:start-glue-point="0" draw:end-shape="id31" draw:end-glue-point="2"><text:p/></draw:connector><draw:custom-shape draw:style-name="gr85" draw:text-style-name="P2" draw:id="id18" svg:width="0.8248in" svg:height="0.1961in" svg:x="3.0835in" svg:y="0.7291in"><text:p text:style-name="P1"><text:span text:style-name="T1">C++ compi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6" draw:text-style-name="P2" draw:id="id25" svg:width="0.8886in" svg:height="0.2634in" svg:x="3.0516in" svg:y="0.3236in"><text:p text:style-name="P1"><text:span text:style-name="T1">User C++</text:span></text:p><text:p text:style-name="P1"><text:span text:style-name="T1">simulator code</text:span></text:p><draw:enhanced-geometry svg:viewBox="0 0 21600 21600" draw:mirror-horizontal="false" draw:mirror-vertical="false" draw:type="rectangle" draw:enhanced-path="M 0 0 L 21600 0 21600 21600 0 21600 0 0 Z N"/></draw:custom-shape><draw:connector draw:style-name="gr87" draw:text-style-name="P5" draw:type="line" svg:x1="2.6618in" svg:y1="1.3504in" svg:x2="2.8402in" svg:y2="1.3484in"><text:p/></draw:connector><draw:connector draw:style-name="gr88" draw:text-style-name="P5" draw:type="line" svg:x1="2.6618in" svg:y1="1.5846in" svg:x2="2.8402in" svg:y2="1.5831in"><text:p/></draw:connector><draw:connector draw:style-name="gr89" draw:text-style-name="P5" draw:type="line" svg:x1="2.6618in" svg:y1="1.8646in" svg:x2="2.8402in" svg:y2="1.863in"><text:p/></draw:connector><draw:connector draw:style-name="gr90" draw:text-style-name="P5" draw:type="line" svg:x1="1.0165in" svg:y1="1.1079in" svg:x2="1.263in" svg:y2="1.1063in"><text:p/></draw:connector><draw:connector draw:style-name="gr91" draw:text-style-name="P5" draw:type="line" svg:x1="1.0165in" svg:y1="1.1028in" svg:x2="1.263in" svg:y2="1.1in"><text:p/></draw:connector><draw:connector draw:style-name="gr92" draw:text-style-name="P5" draw:type="line" svg:x1="1.0165in" svg:y1="1.3504in" svg:x2="1.263in" svg:y2="1.3484in"><text:p/></draw:connector><draw:connector draw:style-name="gr93" draw:text-style-name="P5" draw:type="line" svg:x1="1.0189in" svg:y1="0.5846in" svg:x2="1.2654in" svg:y2="0.5827in"><text:p/></draw:connector><draw:connector draw:style-name="gr94" draw:text-style-name="P5" draw:type="line" svg:x1="1.0189in" svg:y1="0.8358in" svg:x2="1.2654in" svg:y2="0.8339in"><text:p/></draw:connector><draw:connector draw:style-name="gr95" draw:text-style-name="P5" draw:type="line" svg:x1="2.6618in" svg:y1="1.1028in" svg:x2="2.8402in" svg:y2="1.1in"><text:p/></draw:connector><draw:custom-shape draw:style-name="gr96" draw:text-style-name="P2" svg:width="1.3953in" svg:height="0.2067in" svg:x="1.2646in" svg:y="2.0917in"><text:p text:style-name="P1"><text:span text:style-name="T1">Reports</text:span></text:p><draw:enhanced-geometry svg:viewBox="0 0 21600 21600" draw:type="rectangle" draw:enhanced-path="M 0 0 L 21600 0 21600 21600 0 21600 0 0 Z N"/></draw:custom-shape><draw:connector draw:style-name="gr97" draw:text-style-name="P5" draw:type="line" svg:x1="0.5181in" svg:y1="1.8681in" svg:x2="0.6846in" svg:y2="1.8724in" draw:start-shape="id32" draw:start-glue-point="1"><text:p/></draw:connector><draw:connector draw:style-name="gr98" draw:text-style-name="P5" draw:type="line" svg:x1="1.0173in" svg:y1="2.1984in" svg:x2="1.2638in" svg:y2="2.1965in"><text:p/></draw:connector><draw:frame draw:style-name="gr99" draw:text-style-name="P8" svg:width="1.9795in" svg:height="0.485in" svg:x="1.4193in" svg:y="-0.0598in"><draw:text-box><text:p text:style-name="P7"><text:span text:style-name="T2">SOLUTION</text:span></text:p></draw:text-box></draw:frame></draw:g></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Figure 1.0 Typical Front End Simulation, RTL, <text:s/>and Verification FLow</text:p></draw:text-box></draw:frame>Designers need a tool that reduces the time spent coding and maintaining chip and verification infrastructure so they can concentrate on algorithm design and implementation. FPL provides a single tool which check the relationships between the different parts of the chip and verification infrastructure . CSLc generattes code for most major chip infrastructure tasks: <text:span text:style-name="T11"><text:s/></text:span></text:p>
      <text:list text:style-name="L2">
        <text:list-item>
          <text:p text:style-name="P16">interconnect/design hierarchy, hierarchical interfaces, signal groups, ports, signals, and automatic connections between end points using an <text:span text:style-name="T10">auto router. The auto router takes the list of end points and connects them using a routing algorithm. Ports are added to the intermediate nodes and top level signals are also added.</text:span></text:p>
        </text:list-item>
        <text:list-item>
          <text:p text:style-name="P17">memory map and <text:span text:style-name="T10">auto mapper-The memory map is generated from memory elements which are included in the memory map.</text:span></text:p>
        </text:list-item>
        <text:list-item>
          <text:p text:style-name="P17">test benches and vector/state data generators fortransaction level modeling and verification</text:p>
        </text:list-item>
        <text:list-item>
          <text:p text:style-name="P17">behavioral register files, fifos, memories</text:p>
        </text:list-item>
        <text:list-item>
          <text:p text:style-name="P17">C++ simulator code for the design hierarchy, interconnect, vector and satte data writers connected to the interconnect and cycle based simulation support library</text:p>
        </text:list-item>
        <text:list-item>
          <text:p text:style-name="P17">instruction set architecture definition constants, simple decoders, and select lines</text:p>
        </text:list-item>
        <text:list-item>
          <text:p text:style-name="P18">decoders from instruction sets, bit ranges, enumerated types, </text:p>
          <text:p text:style-name="P19"/>
        </text:list-item>
        <text:list-item>
          <text:p text:style-name="P19">registers which are added to the memory map and connected to a simple write/read network to program the chip or are used in user generated pipelines</text:p>
        </text:list-item>
      </text:list>
      <text:p text:style-name="P11"/>
      <text:p text:style-name="P11">From a single input, CSLc generates outputs in C++ and Verilog (and others in the pipeline…), so you make a change in one file and all outputs are updated. For example, from a single input file (.csl in the above figure), CSL can generate: RTL for programmable registers, C++ header files for </text:p>
      <text:p text:style-name="P11"/>
      <text:p text:style-name="P11">software and verification suites, and pdf register documentation. Parameterizable IP can be described in library files which can be reused on different projects. </text:p>
      <text:p text:style-name="P11">CSLc provides a consistent input language for multiple chip infrastructure tasks that reduces the learning curve compared to buying or developing a set of point tools and eliminates parallel “book keeping” by the different teams which results in a more efficient design and verification process.</text:p>
      <text:p text:style-name="P11"/>
      <text:p text:style-name="P11">Figure 1.0 “interface consistency” shows just one aspect of the C++ simulator, verification infrastructure (the testbench), and the design that can be automated using a single input and a design automation tool. </text:p>
      <text:p text:style-name="P11"/>
      <text:p text:style-name="P11">The single input file (.csl) and possibly CSL library files are compiled. The compiler generates the C++ simulator design hierarchy which may or may not be as detailed as the RTL implementation hierarchy. Moreover, the two hierarchies are guarenteed to match at certain levels specified by the user in the single input. Vector capture units in the C++ simulator create files (in the future socket connections will be supported). CSLc creates a test bench which contains memories which the vector files will be loaded into. Additional code to support loading the files into the test bench memories is generated. The memories are automatically connected to the test bench inputs and comparator outputs.</text:p>
      <text:p text:style-name="P11">The design interface is generated automatically and matches the generated signals in the test bench. Each time a signal name, signal width or vector changes the C++ and RTL verification and chip infrastructure files are updated automatically. All members of the simulation, design, software tools, and RTL design teams receive the updated changes. </text:p>
      <text:p text:style-name="P11"/>
      <text:p text:style-name="P11">The C++ simulator, RTL test bench, and design connections are one of the many consistency problems solved by CSLc. Additional problems include the following:</text:p>
      <text:list text:style-name="L3">
        <text:list-item>
          <text:p text:style-name="P20">generation of code for the consistent implementation of instruction sets in software tools, C++ simulators, and RTL models. The instruction formats, instructions, field names and widths, and enumerated types (e.g. opcodes) are specified. </text:p>
        </text:list-item>
        <text:list-item>
          <text:p text:style-name="P20">generation of code for programmable register and memory sets in software tools, C++ simulators and RTL models. The registers and memories are specified and marked to be included in the <text:s/>register set memory map.</text:p>
        </text:list-item>
        <text:list-item>
          <text:p text:style-name="P20">generation of code for pipelines in software tools, C++ simulators and RTL models</text:p>
        </text:list-item>
        <text:list-item>
          <text:p text:style-name="P20">generation of code for the consistent implementation of memories in software tools, C++ simulators, and RTL models. The generated memories can be automatically connected to the design under test to compare the architectural state of the C++ simulation model and the RTL model</text:p>
        </text:list-item>
        <text:list-item>
          <text:p text:style-name="P20">Generation of code for the consistent implementation of interfaces in <text:s/>C++ simulators, RTL models, and RTL test benches. The interfaces between units is guaranteed to be equivalent. </text:p>
        </text:list-item>
      </text:list>
      <text:p text:style-name="P11"/>
      <text:p text:style-name="P11">The input to CSLc can specify the <text:span text:style-name="T10">interdependencies </text:span>between different chip and verification infrastructure components. Examples of <text:span text:style-name="T10">interdependencies</text:span> that can be specified are as follows: C++ simulator interfaces, simulation vectors, test bench memories, test bench signals, DUT interfaces, and comparators. </text:p>
      <text:p text:style-name="P11"/>
      <text:p text:style-name="P15">An example of an industry point tool is Denali's RDL/Blueprint solution. RDL is a high level specification language is effectively used to define memory maps. CSLc includes memory map <text:span text:style-name="T12">generation and much more. </text:span><text:span text:style-name="T13">Using a single consistent tool is much easier than maintaining </text:span><text:span text:style-name="T14"><text:s/>the companies </text:span><text:span text:style-name="T13">current in-house tool set and less expensive than purchasing set of point-tools from different vendors. A single tool is better than multiple tools if the tool has to understand and check the relationships between different chip and infrastructure components. A single tool requires less training to learn than the amount of time required to learn how to use a set of tools.</text:span></text:p>
      <text:p text:style-name="Standard"><text:span text:style-name="T15">The C++ simulator team and the RTL design team each implement their own algorithm(s). The algorithms are “plugged” into the chip and verification infrastruture generated by the CSLc tool. Having two models can find consistency bugs in the different algorithm implementations. CLSc <text:s/>prevents verification failures due to chip and verification infrastructure inconsistencies. </text:span><text:span text:style-name="T13">Some people argue that a C-model can be generated from the RTL or visa versa. <text:s/>Then the RTL can be verified using this C-model. This process does not verify the RTL. In fact it verifies the RTL to C-model <text:s/>conversion program or via versa. </text:span></text:p>
      <text:p text:style-name="P21"><draw:frame draw:style-name="fr4" draw:name="Frame3" text:anchor-type="paragraph" fo:min-width="6.6425in" draw:z-index="1"><draw:text-box fo:min-height="3.7453in"><text:p text:style-name="Frame_20_contents"><draw:frame draw:style-name="fr5" draw:name="Object1" text:anchor-type="paragraph" svg:x="-0.0598in" svg:y="-0.0598in" svg:width="6.5626in" svg:height="3.6854in" draw:z-index="2"><draw:object xlink:href="./Object 1" xlink:type="simple" xlink:show="embed" xlink:actuate="onLoad"/><draw:image xlink:href="./ObjectReplacements/Object 1" xlink:type="simple" xlink:show="embed" xlink:actuate="onLoad"/></draw:frame></text:p></draw:text-box></draw:frame></text:p>
      <text:p text:style-name="P21"/>
      <text:p text:style-name="P22">Maintaining a consistent design/model/software is difficult. Why spend resources developing and maintaining an in-house tool suite when FPL has a professionally maintained and documented tool that solves all your chip-infrastructure needs. <text:span text:style-name="T12">Why use point tools from a variety of vendors when FPL has all you’ll need and more. </text:span><text:span text:style-name="T16">Why build when you can bu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2"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Helvetica" svg:font-family="Helvetica"/>
    <style:font-face style:name="NimbusRomNo9L-Regu" svg:font-family="NimbusRomNo9L-Regu"/>
    <style:font-face style:name="StarSymbol" svg:font-family="StarSymbol"/>
    <style:font-face style:name="StarSymbol1" svg:font-family="StarSymbol, 'Arial Unicode MS'"/>
    <style:font-face style:name="Times" svg:font-family="Times"/>
    <style:font-face style:name="Nimbus Sans L" svg:font-family="'Nimbus Sans L'" style:font-family-generic="roman"/>
    <style:font-face style:name="Times1" svg:font-family="Times" style:font-family-generic="roman"/>
    <style:font-face style:name="DejaVu Sans Mono" svg:font-family="'DejaVu Sans Mono'" style:font-family-generic="modern" style:font-pitch="fixed"/>
    <style:font-face style:name="Courier New" svg:font-family="'Courier New'" style:font-pitch="variable"/>
    <style:font-face style:name="Courier New1" svg:font-family="'Courier New'" style:font-family-generic="modern" style:font-pitch="variable"/>
    <style:font-face style:name="Nimbus Sans L1" svg:font-family="'Nimbus Sans L'" style:font-family-generic="roman" style:font-pitch="variable"/>
    <style:font-face style:name="Times New Roman" svg:font-family="'Times New Roman'" style:font-family-generic="roman" style:font-pitch="variable"/>
    <style:font-face style:name="#GungSeo Regular" svg:font-family="'#GungSeo Regular'" style:font-family-generic="swiss" style:font-pitch="variable"/>
    <style:font-face style:name="Arial" svg:font-family="Arial"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Nimbus Sans L2" svg:font-family="'Nimbus Sans L'"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43in" draw:rotation="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57" draw:display-name="Hatch 157" draw:style="single" draw:color="#000000" draw:distance="0.0043in" draw:rotation="0"/>
    <draw:hatch draw:name="Hatch_20_158" draw:display-name="Hatch 158" draw:style="single" draw:color="#000000" draw:distance="0.0043in" draw:rotation="0"/>
    <draw:hatch draw:name="Hatch_20_159" draw:display-name="Hatch 159" draw:style="single" draw:color="#000000" draw:distance="0.0043in" draw:rotation="0"/>
    <draw:hatch draw:name="Hatch_20_16" draw:display-name="Hatch 16" draw:style="single" draw:color="#000000" draw:distance="0.0043in" draw:rotation="0"/>
    <draw:hatch draw:name="Hatch_20_160" draw:display-name="Hatch 160" draw:style="single" draw:color="#000000" draw:distance="0.0043in" draw:rotation="0"/>
    <draw:hatch draw:name="Hatch_20_161" draw:display-name="Hatch 161" draw:style="single" draw:color="#000000" draw:distance="0.0043in" draw:rotation="0"/>
    <draw:hatch draw:name="Hatch_20_162" draw:display-name="Hatch 162" draw:style="single" draw:color="#000000" draw:distance="0.0043in" draw:rotation="0"/>
    <draw:hatch draw:name="Hatch_20_163" draw:display-name="Hatch 163" draw:style="single" draw:color="#000000" draw:distance="0.0043in" draw:rotation="0"/>
    <draw:hatch draw:name="Hatch_20_164" draw:display-name="Hatch 164" draw:style="single" draw:color="#000000" draw:distance="0.0043in" draw:rotation="0"/>
    <draw:hatch draw:name="Hatch_20_165" draw:display-name="Hatch 165" draw:style="single" draw:color="#000000" draw:distance="0.0043in" draw:rotation="0"/>
    <draw:hatch draw:name="Hatch_20_166" draw:display-name="Hatch 166"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 draw:display-name="Hatch 17"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 draw:display-name="Hatch 18"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 draw:display-name="Hatch 1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 draw:display-name="Hatch 20"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 draw:display-name="Hatch 21"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 draw:display-name="Hatch 22"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 draw:display-name="Hatch 23"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 draw:display-name="Hatch 24"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 draw:display-name="Hatch 25"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 draw:display-name="Hatch 26"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 draw:display-name="Hatch 27"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 draw:display-name="Hatch 28"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 draw:display-name="Hatch 2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 draw:display-name="Hatch 30"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5" draw:display-name="Bitmape 5" xlink:href="Pictures/10000000000000200000002000309F1C.png" xlink:type="simple" xlink:show="embed" xlink:actuate="onLoad"/>
    <draw:marker draw:name="Arrow" svg:viewBox="0 0 20 30" svg:d="m10 0-10 30h20z"/>
    <draw:marker draw:name="Symmetric_20_Arrow" draw:display-name="Symmetric Arrow" svg:viewBox="0 0 1131 902" svg:d="m564 0-564 902h1131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AU"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TF_5f_Num_20_2_20_1" style:display-name="RTF_Num 2 1" style:family="text">
      <style:text-properties style:font-name="StarSymbol2" fo:font-size="9pt" style:font-name-asian="StarSymbol2" style:font-size-asian="9pt" style:font-name-complex="StarSymbol2"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RTF_5f_Num_20_3_20_1" style:display-name="RTF_Num 3 1" style:family="text">
      <style:text-properties style:font-name="StarSymbol2" fo:font-size="9pt" style:font-name-asian="StarSymbol2" style:font-size-asian="9pt" style:font-name-complex="StarSymbol2"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list-style style:name="RTF_5f_Num_20_3" style:display-name="RTF_Num 3">
      <text:list-level-style-bullet text:level="1" text:style-name="RTF_5f_Num_20_3_20_1" style:num-suffix="." text:bullet-char="•">
        <style:list-level-properties text:space-before="0.25in" text:min-label-width="0.25in"/>
        <style:text-properties style:font-name="StarSymbol2"/>
      </text:list-level-style-bullet>
      <text:list-level-style-bullet text:level="2" text:style-name="RTF_5f_Num_20_3_20_2" style:num-suffix="." text:bullet-char="○">
        <style:list-level-properties text:space-before="0.5in" text:min-label-width="0.25in"/>
        <style:text-properties style:font-name="StarSymbol1"/>
      </text:list-level-style-bullet>
      <text:list-level-style-bullet text:level="3" text:style-name="RTF_5f_Num_20_3_20_3" style:num-suffix="." text:bullet-char="■">
        <style:list-level-properties text:space-before="0.75in" text:min-label-width="0.25in"/>
        <style:text-properties style:font-name="StarSymbol1"/>
      </text:list-level-style-bullet>
      <text:list-level-style-bullet text:level="4" text:style-name="RTF_5f_Num_20_3_20_4" style:num-suffix="." text:bullet-char="●">
        <style:list-level-properties text:space-before="1in" text:min-label-width="0.25in"/>
        <style:text-properties style:font-name="StarSymbol1"/>
      </text:list-level-style-bullet>
      <text:list-level-style-bullet text:level="5" text:style-name="RTF_5f_Num_20_3_20_5" style:num-suffix="." text:bullet-char="○">
        <style:list-level-properties text:space-before="1.25in" text:min-label-width="0.25in"/>
        <style:text-properties style:font-name="StarSymbol1"/>
      </text:list-level-style-bullet>
      <text:list-level-style-bullet text:level="6" text:style-name="RTF_5f_Num_20_3_20_6" style:num-suffix="." text:bullet-char="■">
        <style:list-level-properties text:space-before="1.5in" text:min-label-width="0.25in"/>
        <style:text-properties style:font-name="StarSymbol1"/>
      </text:list-level-style-bullet>
      <text:list-level-style-bullet text:level="7" text:style-name="RTF_5f_Num_20_3_20_7" style:num-suffix="." text:bullet-char="●">
        <style:list-level-properties text:space-before="1.75in" text:min-label-width="0.25in"/>
        <style:text-properties style:font-name="StarSymbol1"/>
      </text:list-level-style-bullet>
      <text:list-level-style-bullet text:level="8" text:style-name="RTF_5f_Num_20_3_20_8" style:num-suffix="." text:bullet-char="○">
        <style:list-level-properties text:space-before="2in" text:min-label-width="0.25in"/>
        <style:text-properties style:font-name="StarSymbol1"/>
      </text:list-level-style-bullet>
      <text:list-level-style-bullet text:level="9" text:style-name="RTF_5f_Num_20_3_20_9" style:num-suffix="." text:bullet-char="■">
        <style:list-level-properties text:space-before="2.25in" text:min-label-width="0.25in"/>
        <style:text-properties style:font-name="StarSymbol1"/>
      </text:list-level-style-bullet>
      <text:list-level-style-bullet text:level="10" text:style-name="RTF_5f_Num_20_3_20_10" style:num-suffix="." text:bullet-char="●">
        <style:list-level-properties text:space-before="2.5in" text:min-label-width="0.25in"/>
        <style:text-properties style:font-name="StarSymbol1"/>
      </text:list-level-style-bullet>
    </text:list-style>
    <text:list-style style:name="WW8Num1" text:consecutive-numbering="true">
      <text:list-level-style-bullet text:level="1" text:style-name="WW8Num1z0" style:num-suffix="." text:bullet-char="">
        <style:list-level-properties text:space-before="0.2917in" text:min-label-width="0.25in"/>
        <style:text-properties style:font-name="Symbol"/>
      </text:list-level-style-bullet>
      <text:list-level-style-bullet text:level="2" text:style-name="WW8Num1z1" style:num-suffix="." text:bullet-char="o">
        <style:list-level-properties text:space-before="0.7917in" text:min-label-width="0.25in"/>
        <style:text-properties style:font-name="Courier New1"/>
      </text:list-level-style-bullet>
      <text:list-level-style-bullet text:level="3" text:style-name="WW8Num1z2" style:num-suffix="." text:bullet-char="">
        <style:list-level-properties text:space-before="1.2917in" text:min-label-width="0.25in"/>
        <style:text-properties style:font-name="Wingdings"/>
      </text:list-level-style-bullet>
      <text:list-level-style-bullet text:level="4" text:style-name="WW8Num1z0" style:num-suffix="." text:bullet-char="">
        <style:list-level-properties text:space-before="1.7917in" text:min-label-width="0.25in"/>
        <style:text-properties style:font-name="Symbol"/>
      </text:list-level-style-bullet>
      <text:list-level-style-bullet text:level="5" text:style-name="WW8Num1z1" style:num-suffix="." text:bullet-char="o">
        <style:list-level-properties text:space-before="2.2917in" text:min-label-width="0.25in"/>
        <style:text-properties style:font-name="Courier New1"/>
      </text:list-level-style-bullet>
      <text:list-level-style-bullet text:level="6" text:style-name="WW8Num1z2" style:num-suffix="." text:bullet-char="">
        <style:list-level-properties text:space-before="2.7917in" text:min-label-width="0.25in"/>
        <style:text-properties style:font-name="Wingdings"/>
      </text:list-level-style-bullet>
      <text:list-level-style-bullet text:level="7" text:style-name="WW8Num1z0" style:num-suffix="." text:bullet-char="">
        <style:list-level-properties text:space-before="3.2917in" text:min-label-width="0.25in"/>
        <style:text-properties style:font-name="Symbol"/>
      </text:list-level-style-bullet>
      <text:list-level-style-bullet text:level="8" text:style-name="WW8Num1z1" style:num-suffix="." text:bullet-char="o">
        <style:list-level-properties text:space-before="3.7917in" text:min-label-width="0.25in"/>
        <style:text-properties style:font-name="Courier New1"/>
      </text:list-level-style-bullet>
      <text:list-level-style-bullet text:level="9" text:style-name="WW8Num1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in" fo:margin-top="0in" fo:margin-bottom="0in" fo:line-height="0.139in" fo:text-align="start" style:justify-single-word="false" fo:orphans="2" fo:widows="2" fo:text-indent="0in" style:auto-text-indent="false">
        <style:tab-stops>
          <style:tab-stop style:position="3.25in" style:type="center"/>
          <style:tab-stop style:position="6.5in" style:type="right"/>
        </style:tab-stops>
      </style:paragraph-properties>
      <style:text-properties fo:font-size="9pt" style:font-size-asian="9pt" style:font-size-complex="9pt"/>
    </style:style>
    <style:style style:name="T1" style:family="text">
      <style:text-properties fo:font-weight="bold" style:font-weight-asian="bold" style:font-name-complex="Arial"/>
    </style:style>
    <style:style style:name="T2" style:family="text">
      <style:text-properties fo:font-weight="bold" style:font-weight-asian="bol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span text:style-name="T1">Copyright ©2007 Fastpath Logic, Inc. </text:span><text:span text:style-name="T2">Confidential Unauthorized viewing or copying is prohibit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Derek Pappas</meta:initial-creator>
    <meta:creation-date>2007-08-22T09:52:38</meta:creation-date>
    <dc:creator>Agent 007</dc:creator>
    <dc:date>2008-01-17T18:54:42</dc:date>
    <dc:language>en-AU</dc:language>
    <meta:editing-cycles>130</meta:editing-cycles>
    <meta:editing-duration>P6DT22H28M57S</meta:editing-duration>
    <meta:user-defined meta:name="Info 1"/>
    <meta:user-defined meta:name="Info 2"/>
    <meta:user-defined meta:name="Info 3"/>
    <meta:user-defined meta:name="Info 4"/>
    <meta:document-statistic meta:table-count="0" meta:image-count="0" meta:object-count="1" meta:page-count="4" meta:paragraph-count="38" meta:word-count="1507" meta:character-count="98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b8ff" draw:textarea-horizontal-align="justify" draw:textarea-vertical-align="middle" draw:auto-grow-height="false" fo:min-height="0cm" fo:min-width="0cm"/>
    </style:style>
    <style:style style:name="gr2" style:family="graphic" style:parent-style-name="standard">
      <style:graphic-properties draw:fill="solid" draw:fill-color="#ffff99" draw:textarea-horizontal-align="justify" draw:textarea-vertical-align="middle" draw:auto-grow-height="false" fo:min-height="0cm" fo:min-width="0cm"/>
    </style:style>
    <style:style style:name="gr3" style:family="graphic" style:parent-style-name="standard">
      <style:graphic-properties draw:fill="solid" draw:fill-color="#00b8ff" draw:textarea-horizontal-align="center" draw:textarea-vertical-align="middle"/>
    </style:style>
    <style:style style:name="gr4" style:family="graphic" style:parent-style-name="standard">
      <style:graphic-properties draw:stroke="none" svg:stroke-color="#000000" draw:fill="none" draw:fill-color="#ffffff" fo:min-height="0.68cm"/>
    </style:style>
    <style:style style:name="gr5" style:family="graphic" style:parent-style-name="standard">
      <style:graphic-properties svg:stroke-width="0.025cm" svg:stroke-color="#800000" draw:marker-start-width="0.33cm" draw:marker-end="Arrow" draw:marker-end-width="0.178cm" draw:textarea-horizontal-align="center" draw:textarea-vertical-align="middle" fo:padding-top="0.137cm" fo:padding-bottom="0.137cm" fo:padding-left="0.262cm" fo:padding-right="0.262cm"/>
    </style:style>
    <style:style style:name="gr6" style:family="graphic" style:parent-style-name="standard">
      <style:graphic-properties draw:fill="solid" draw:fill-color="#00b8ff" draw:textarea-horizontal-align="justify" draw:textarea-vertical-align="middle" draw:auto-grow-height="false" fo:min-height="0cm" fo:min-width="0cm"/>
    </style:style>
    <style:style style:name="gr7" style:family="graphic" style:parent-style-name="standard">
      <style:graphic-properties svg:stroke-width="0.025cm" draw:marker-start-width="0.33cm" draw:marker-end="Arrow" draw:marker-end-width="0.178cm" draw:textarea-horizontal-align="center" draw:textarea-vertical-align="middle" fo:padding-top="0.137cm" fo:padding-bottom="0.137cm" fo:padding-left="0.262cm" fo:padding-right="0.262cm"/>
    </style:style>
    <style:style style:name="gr8" style:family="graphic" style:parent-style-name="standard">
      <style:graphic-properties svg:stroke-width="0.025cm" svg:stroke-color="#000000" draw:marker-start-width="0.33cm" draw:marker-end="Arrow" draw:marker-end-width="0.178cm" draw:textarea-horizontal-align="center" draw:textarea-vertical-align="middle" fo:padding-top="0.137cm" fo:padding-bottom="0.137cm" fo:padding-left="0.262cm" fo:padding-right="0.262cm"/>
    </style:style>
    <style:style style:name="gr9" style:family="graphic" style:parent-style-name="standard">
      <style:graphic-properties draw:fill="solid" draw:fill-color="#47b8b8" draw:textarea-horizontal-align="justify" draw:textarea-vertical-align="middle" draw:auto-grow-height="false" fo:min-height="0cm" fo:min-width="0cm"/>
    </style:style>
    <style:style style:name="gr10" style:family="graphic" style:parent-style-name="standard">
      <style:graphic-properties draw:stroke="none" svg:stroke-color="#000000" draw:fill="none" draw:fill-color="#ffffff" fo:min-height="0.635cm"/>
    </style:style>
    <style:style style:name="gr11" style:family="graphic" style:parent-style-name="standard">
      <style:graphic-properties draw:fill="solid" draw:fill-color="#eb613d"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text-properties style:use-window-font-color="true"/>
    </style:style>
    <style:style style:name="T1" style:family="text">
      <style:text-properties fo:font-size="12pt"/>
    </style:style>
    <style:style style:name="T2" style:family="text">
      <style:text-properties style:use-window-font-color="tru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048cm" svg:height="7.152cm" svg:x="9.721cm" svg:y="6.711cm">
          <text:p text:style-name="P2"/>
          <draw:enhanced-geometry svg:viewBox="0 0 21600 21600" draw:type="rectangle" draw:enhanced-path="M 0 0 L 21600 0 21600 21600 0 21600 0 0 Z N"/>
        </draw:custom-shape>
        <draw:custom-shape draw:style-name="gr2" draw:text-style-name="P1" draw:layer="layout" svg:width="2.336cm" svg:height="1.397cm" svg:x="0.89cm" svg:y="12.594cm">
          <text:p text:style-name="P2"><text:span text:style-name="T1">CSL file</text:span></text:p>
          <draw:enhanced-geometry svg:viewBox="0 0 21600 21600" draw:type="rectangle" draw:enhanced-path="M 0 0 L 21600 0 21600 21600 0 21600 0 0 Z N"/>
        </draw:custom-shape>
        <draw:custom-shape draw:style-name="gr1" draw:text-style-name="P1" draw:layer="layout" svg:width="11.184cm" svg:height="3.546cm" svg:x="9.585cm" svg:y="16.137cm">
          <draw:glue-point draw:id="4" svg:x="-2.446cm" svg:y="-4.871cm"/>
          <draw:glue-point draw:id="5" svg:x="1.907cm" svg:y="-4.963cm"/>
          <draw:glue-point draw:id="6" svg:x="2.102cm" svg:y="-4.963cm"/>
          <text:p text:style-name="P2"/>
          <draw:enhanced-geometry svg:viewBox="0 0 21600 21600" draw:type="rectangle" draw:enhanced-path="M 0 0 L 21600 0 21600 21600 0 21600 0 0 Z N"/>
        </draw:custom-shape>
        <draw:g>
          <draw:custom-shape draw:style-name="gr1" draw:text-style-name="P1" draw:layer="layout" svg:width="1.442cm" svg:height="0.975cm" svg:x="17.173cm" svg:y="10.5cm">
            <text:p text:style-name="P2"/>
            <draw:enhanced-geometry svg:viewBox="0 0 21600 21600" draw:glue-points="10800 0 3160 3160 0 10800 3160 18440 10800 21600 18440 18440 21600 10800 18440 3160" draw:text-areas="3200 3200 18400 18400" draw:type="ellipse"/>
          </draw:custom-shape>
          <draw:g>
            <draw:line draw:style-name="gr3" draw:text-style-name="P1" draw:layer="layout" svg:x1="17.445cm" svg:y1="10.837cm" svg:x2="17.84cm" svg:y2="10.837cm">
              <text:p text:style-name="P2"/>
            </draw:line>
            <draw:line draw:style-name="gr3" draw:text-style-name="P1" draw:layer="layout" svg:x1="18.014cm" svg:y1="10.837cm" svg:x2="18.408cm" svg:y2="10.837cm">
              <text:p text:style-name="P2"/>
            </draw:line>
            <draw:line draw:style-name="gr3" draw:text-style-name="P1" draw:layer="layout" svg:x1="18.015cm" svg:y1="11.127cm" svg:x2="18.408cm" svg:y2="11.127cm">
              <text:p text:style-name="P2"/>
            </draw:line>
            <draw:line draw:style-name="gr3" draw:text-style-name="P1" draw:layer="layout" svg:x1="17.448cm" svg:y1="11.127cm" svg:x2="17.843cm" svg:y2="11.127cm">
              <text:p text:style-name="P2"/>
            </draw:line>
          </draw:g>
        </draw:g>
        <draw:custom-shape draw:style-name="gr1" draw:text-style-name="P1" draw:layer="layout" svg:width="9.104cm" svg:height="2.17cm" svg:x="10.838cm" svg:y="7.352cm">
          <text:p text:style-name="P2"/>
          <draw:enhanced-geometry svg:viewBox="0 0 21600 21600" draw:mirror-horizontal="false" draw:mirror-vertical="false" draw:type="rectangle" draw:enhanced-path="M 0 0 L 21600 0 21600 21600 0 21600 0 0 Z N"/>
        </draw:custom-shape>
        <draw:frame draw:style-name="gr4" draw:text-style-name="P3" draw:layer="layout" svg:width="2.44cm" svg:height="0.93cm" svg:x="10.774cm" svg:y="7.382cm">
          <draw:text-box>
            <text:p text:style-name="P2"><text:span text:style-name="T1">Verilog</text:span></text:p>
          </draw:text-box>
        </draw:frame>
        <draw:frame draw:style-name="gr4" draw:text-style-name="P3" draw:layer="layout" svg:width="6.987cm" svg:height="0.93cm" svg:x="13.342cm" svg:y="7.473cm">
          <draw:text-box>
            <text:p text:style-name="P2"><text:span text:style-name="T1">RTL DUT (Design Under Test)</text:span></text:p>
          </draw:text-box>
        </draw:frame>
        <draw:connector draw:style-name="gr5" draw:text-style-name="P1" draw:layer="layout" draw:type="line" svg:x1="7.51cm" svg:y1="8.438cm" svg:x2="10.838cm" svg:y2="8.437cm">
          <text:p text:style-name="P2"/>
        </draw:connector>
        <draw:frame draw:style-name="gr4" draw:text-style-name="P3" draw:layer="layout" svg:width="3.507cm" svg:height="0.93cm" svg:x="9.662cm" svg:y="6.668cm">
          <draw:text-box>
            <text:p text:style-name="P2"><text:span text:style-name="T1">RTL Testbench</text:span></text:p>
          </draw:text-box>
        </draw:frame>
        <draw:custom-shape draw:style-name="gr6" draw:text-style-name="P1" draw:layer="layout" svg:width="1.982cm" svg:height="1.436cm" svg:x="17.068cm" svg:y="12.135cm">
          <text:p text:style-name="P2"><text:span text:style-name="T1">expected</text:span></text:p>
          <text:p text:style-name="P2"><text:span text:style-name="T1">vector</text:span></text:p>
          <text:p text:style-name="P2"><text:span text:style-name="T1">memory</text:span></text:p>
          <draw:enhanced-geometry svg:viewBox="0 0 21600 21600" draw:type="rectangle" draw:enhanced-path="M 0 0 L 21600 0 21600 21600 0 21600 0 0 Z N"/>
        </draw:custom-shape>
        <draw:frame draw:style-name="gr4" draw:text-style-name="P3" draw:layer="layout" svg:width="2.536cm" svg:height="0.93cm" svg:x="8.867cm" svg:y="13.991cm">
          <draw:text-box>
            <text:p text:style-name="P2"><text:span text:style-name="T1">Vectors </text:span></text:p>
          </draw:text-box>
        </draw:frame>
        <draw:frame draw:style-name="gr4" draw:text-style-name="P3" draw:layer="layout" svg:width="4.552cm" svg:height="0.93cm" svg:x="10.597cm" svg:y="19.004cm">
          <draw:text-box>
            <text:p text:style-name="P2"><text:span text:style-name="T1">C++ simulator</text:span></text:p>
          </draw:text-box>
        </draw:frame>
        <draw:line draw:style-name="gr5" draw:text-style-name="P1" draw:layer="layout" svg:x1="7.52cm" svg:y1="11.044cm" svg:x2="17.213cm" svg:y2="11.042cm">
          <text:p text:style-name="P2"/>
        </draw:line>
        <draw:line draw:style-name="gr7" draw:text-style-name="P1" draw:layer="layout" svg:x1="17.877cm" svg:y1="15.308cm" svg:x2="17.877cm" svg:y2="13.571cm">
          <text:p text:style-name="P2"/>
        </draw:line>
        <draw:line draw:style-name="gr7" draw:text-style-name="P1" draw:layer="layout" svg:x1="17.861cm" svg:y1="12.129cm" svg:x2="17.861cm" svg:y2="11.475cm">
          <text:p text:style-name="P2"/>
        </draw:line>
        <draw:line draw:style-name="gr7" draw:text-style-name="P1" draw:layer="layout" svg:x1="17.848cm" svg:y1="9.553cm" svg:x2="17.848cm" svg:y2="10.524cm">
          <text:p text:style-name="P2"/>
        </draw:line>
        <draw:line draw:style-name="gr8" draw:text-style-name="P1" draw:layer="layout" svg:x1="3.247cm" svg:y1="13.287cm" svg:x2="4.746cm" svg:y2="13.286cm">
          <text:p text:style-name="P2"/>
        </draw:line>
        <draw:custom-shape draw:style-name="gr1" draw:text-style-name="P1" draw:layer="layout" svg:width="3.304cm" svg:height="1.27cm" svg:x="13.335cm" svg:y="18.415cm">
          <text:p text:style-name="P2"/>
          <draw:enhanced-geometry svg:viewBox="0 0 21600 21600" draw:type="rectangle" draw:enhanced-path="M 0 0 L 21600 0 21600 21600 0 21600 0 0 Z N"/>
        </draw:custom-shape>
        <draw:line draw:style-name="gr7" draw:text-style-name="P1" draw:layer="layout" svg:x1="9.602cm" svg:y1="18.594cm" svg:x2="13.335cm" svg:y2="18.594cm">
          <text:p text:style-name="P2"/>
        </draw:line>
        <draw:line draw:style-name="gr7" draw:text-style-name="P1" draw:layer="layout" svg:x1="16.698cm" svg:y1="18.594cm" svg:x2="19.85cm" svg:y2="18.594cm">
          <text:p text:style-name="P2"/>
        </draw:line>
        <draw:custom-shape draw:style-name="gr9" draw:text-style-name="P4" draw:layer="layout" svg:width="1.982cm" svg:height="1.436cm" svg:x="16.868cm" svg:y="14.254cm">
          <text:p text:style-name="P2"><text:span text:style-name="T1">expected</text:span></text:p>
          <text:p text:style-name="P2"><text:span text:style-name="T1">vector</text:span></text:p>
          <text:p text:style-name="P2"><text:span text:style-name="T1">file</text:span></text:p>
          <draw:enhanced-geometry svg:viewBox="0 0 21600 21600" draw:type="rectangle" draw:enhanced-path="M 0 0 L 21600 0 21600 21600 0 21600 0 0 Z N"/>
        </draw:custom-shape>
        <draw:line draw:style-name="gr7" draw:text-style-name="P1" draw:layer="layout" svg:x1="17.877cm" svg:y1="16.692cm" svg:x2="17.877cm" svg:y2="15.712cm">
          <text:p text:style-name="P2"/>
        </draw:line>
        <draw:line draw:style-name="gr7" draw:text-style-name="P1" draw:layer="layout" svg:x1="17.877cm" svg:y1="18.592cm" svg:x2="17.877cm" svg:y2="18.129cm">
          <text:p text:style-name="P2"/>
        </draw:line>
        <draw:line draw:style-name="gr7" draw:text-style-name="P1" draw:layer="layout" svg:x1="11.977cm" svg:y1="18.592cm" svg:x2="11.977cm" svg:y2="18.129cm">
          <text:p text:style-name="P2"/>
        </draw:line>
        <draw:line draw:style-name="gr5" draw:text-style-name="P1" draw:layer="layout" svg:x1="7.478cm" svg:y1="17.696cm" svg:x2="16.887cm" svg:y2="17.696cm">
          <text:p text:style-name="P2"/>
        </draw:line>
        <draw:line draw:style-name="gr5" draw:text-style-name="P1" draw:layer="layout" svg:x1="7.511cm" svg:y1="16.947cm" svg:x2="11.029cm" svg:y2="16.947cm">
          <text:p text:style-name="P2"/>
        </draw:line>
        <draw:line draw:style-name="gr5" draw:text-style-name="P1" draw:layer="layout" svg:x1="7.512cm" svg:y1="18.823cm" svg:x2="13.335cm" svg:y2="18.823cm">
          <text:p text:style-name="P2"/>
        </draw:line>
        <draw:line draw:style-name="gr5" draw:text-style-name="P1" draw:layer="layout" svg:x1="7.459cm" svg:y1="7.683cm" svg:x2="9.751cm" svg:y2="7.683cm">
          <text:p text:style-name="P2"/>
        </draw:line>
        <draw:line draw:style-name="gr5" draw:text-style-name="P1" draw:layer="layout" svg:x1="7.459cm" svg:y1="16.383cm" svg:x2="9.601cm" svg:y2="16.383cm">
          <text:p text:style-name="P2"/>
        </draw:line>
        <draw:line draw:style-name="gr5" draw:text-style-name="P1" draw:layer="layout" svg:x1="0.599cm" svg:y1="16.34cm" svg:x2="2.741cm" svg:y2="16.34cm">
          <text:p text:style-name="P2"/>
        </draw:line>
        <draw:frame draw:style-name="gr10" draw:text-style-name="P5" draw:layer="layout" svg:width="4.445cm" svg:height="3.111cm" svg:x="0cm" svg:y="16.51cm">
          <draw:text-box>
            <text:p text:style-name="P2"><text:span text:style-name="T2">Generated</text:span></text:p>
            <text:p text:style-name="P2"><text:span text:style-name="T2">components</text:span></text:p>
            <text:p text:style-name="P2"><text:span text:style-name="T2">are indicated by red arrows</text:span></text:p>
          </draw:text-box>
        </draw:frame>
        <draw:custom-shape draw:style-name="gr2" draw:text-style-name="P4" draw:layer="layout" svg:width="6.35cm" svg:height="0.635cm" svg:x="12.7cm" svg:y="8.255cm">
          <text:p text:style-name="P4">User logic</text:p>
          <draw:enhanced-geometry svg:viewBox="0 0 21600 21600" draw:mirror-horizontal="false" draw:mirror-vertical="false" draw:type="rectangle" draw:enhanced-path="M 0 0 L 21600 0 21600 21600 0 21600 0 0 Z N"/>
        </draw:custom-shape>
        <draw:custom-shape draw:style-name="gr2" draw:text-style-name="P4" draw:layer="layout" svg:width="2.54cm" svg:height="0.635cm" svg:x="13.77cm" svg:y="19.05cm">
          <text:p text:style-name="P2"><text:span text:style-name="T1">User logic</text:span></text:p>
          <draw:enhanced-geometry svg:viewBox="0 0 21600 21600" draw:mirror-horizontal="false" draw:mirror-vertical="false" draw:type="rectangle" draw:enhanced-path="M 0 0 L 21600 0 21600 21600 0 21600 0 0 Z N"/>
        </draw:custom-shape>
        <draw:line draw:style-name="gr7" draw:text-style-name="P1" draw:layer="layout" svg:x1="11.995cm" svg:y1="14.601cm" svg:x2="11.995cm" svg:y2="12.556cm">
          <text:p text:style-name="P2"/>
        </draw:line>
        <draw:custom-shape draw:style-name="gr9" draw:text-style-name="P4" draw:layer="layout" svg:width="1.982cm" svg:height="1.436cm" svg:x="10.989cm" svg:y="14.254cm">
          <text:p text:style-name="P2"><text:span text:style-name="T1">stimulus</text:span></text:p>
          <text:p text:style-name="P2"><text:span text:style-name="T1">vector</text:span></text:p>
          <text:p text:style-name="P2"><text:span text:style-name="T1">file</text:span></text:p>
          <draw:enhanced-geometry svg:viewBox="0 0 21600 21600" draw:type="rectangle" draw:enhanced-path="M 0 0 L 21600 0 21600 21600 0 21600 0 0 Z N"/>
        </draw:custom-shape>
        <draw:line draw:style-name="gr7" draw:text-style-name="P1" draw:layer="layout" svg:x1="11.977cm" svg:y1="16.692cm" svg:x2="11.977cm" svg:y2="15.712cm">
          <text:p text:style-name="P2"/>
        </draw:line>
        <draw:line draw:style-name="gr7" draw:text-style-name="P1" draw:layer="layout" svg:x1="12.065cm" svg:y1="11.43cm" svg:x2="12.065cm" svg:y2="9.525cm">
          <text:p text:style-name="P2"/>
        </draw:line>
        <draw:custom-shape draw:style-name="gr6" draw:text-style-name="P1" draw:layer="layout" svg:width="1.926cm" svg:height="1.398cm" svg:x="11.179cm" svg:y="11.165cm">
          <text:p text:style-name="P2"><text:span text:style-name="T1">Stimulus</text:span></text:p>
          <text:p text:style-name="P2"><text:span text:style-name="T1">vector</text:span></text:p>
          <text:p text:style-name="P2"><text:span text:style-name="T1">memory</text:span></text:p>
          <draw:enhanced-geometry svg:viewBox="0 0 21600 21600" draw:mirror-horizontal="false" draw:mirror-vertical="false" draw:type="rectangle" draw:enhanced-path="M 0 0 L 21600 0 21600 21600 0 21600 0 0 Z N"/>
        </draw:custom-shape>
        <draw:custom-shape draw:style-name="gr11" draw:text-style-name="P4" draw:layer="layout" svg:width="2.731cm" svg:height="12.87cm" svg:x="4.758cm" svg:y="6.795cm">
          <draw:glue-point draw:id="4" svg:x="4.993cm" svg:y="-2.96cm"/>
          <draw:glue-point draw:id="5" svg:x="4.993cm" svg:y="-1.356cm"/>
          <draw:glue-point draw:id="6" svg:x="4.993cm" svg:y="-0.477cm"/>
          <draw:glue-point draw:id="7" svg:x="4.993cm" svg:y="0.85cm"/>
          <text:p text:style-name="P4">cslc</text:p>
          <draw:enhanced-geometry svg:viewBox="0 0 21600 21600" draw:type="rectangle" draw:enhanced-path="M 0 0 L 21600 0 21600 21600 0 21600 0 0 Z N"/>
        </draw:custom-shape>
        <draw:frame draw:style-name="gr10" draw:text-style-name="P2" draw:layer="layout" svg:width="3.175cm" svg:height="0.885cm" svg:x="13.47cm" svg:y="18.415cm">
          <draw:text-box>
            <text:p text:style-name="P2"><text:span text:style-name="T1">C++ simulator</text:span></text:p>
          </draw:text-box>
        </draw:frame>
        <draw:line draw:style-name="gr7" draw:text-style-name="P1" draw:layer="layout" svg:x1="14.795cm" svg:y1="14.602cm" svg:x2="14.795cm" svg:y2="13.229cm">
          <text:p text:style-name="P2"/>
        </draw:line>
        <draw:custom-shape draw:style-name="gr9" draw:text-style-name="P4" draw:layer="layout" svg:width="1.982cm" svg:height="1.436cm" svg:x="13.789cm" svg:y="14.255cm">
          <text:p text:style-name="P2"><text:span text:style-name="T1">Arch.</text:span></text:p>
          <text:p text:style-name="P2"><text:span text:style-name="T1">State</text:span></text:p>
          <text:p text:style-name="P2"><text:span text:style-name="T1">file</text:span></text:p>
          <draw:enhanced-geometry svg:viewBox="0 0 21600 21600" draw:type="rectangle" draw:enhanced-path="M 0 0 L 21600 0 21600 21600 0 21600 0 0 Z N"/>
        </draw:custom-shape>
        <draw:line draw:style-name="gr7" draw:text-style-name="P1" draw:layer="layout" svg:x1="14.777cm" svg:y1="16.693cm" svg:x2="14.777cm" svg:y2="15.713cm">
          <text:p text:style-name="P2"/>
        </draw:line>
        <draw:custom-shape draw:style-name="gr6" draw:text-style-name="P1" draw:layer="layout" svg:width="1.926cm" svg:height="1.398cm" svg:x="13.979cm" svg:y="11.866cm">
          <text:p text:style-name="P2"><text:span text:style-name="T1">Arch.</text:span></text:p>
          <text:p text:style-name="P2"><text:span text:style-name="T1">State</text:span></text:p>
          <text:p text:style-name="P2"><text:span text:style-name="T1">memory</text:span></text:p>
          <draw:enhanced-geometry svg:viewBox="0 0 21600 21600" draw:mirror-horizontal="false" draw:mirror-vertical="false" draw:type="rectangle" draw:enhanced-path="M 0 0 L 21600 0 21600 21600 0 21600 0 0 Z N"/>
        </draw:custom-shape>
        <draw:line draw:style-name="gr5" draw:text-style-name="P1" draw:layer="layout" svg:x1="7.492cm" svg:y1="12.8cm" svg:x2="13.97cm" svg:y2="12.8cm">
          <text:p text:style-name="P2"/>
        </draw:line>
        <draw:g>
          <draw:custom-shape draw:style-name="gr1" draw:text-style-name="P1" draw:layer="layout" svg:width="1.267cm" svg:height="0.856cm" svg:x="14.273cm" svg:y="10.119cm">
            <text:p text:style-name="P2"/>
            <draw:enhanced-geometry svg:viewBox="0 0 21600 21600" draw:glue-points="10800 0 3160 3160 0 10800 3160 18440 10800 21600 18440 18440 21600 10800 18440 3160" draw:text-areas="3200 3200 18400 18400" draw:type="ellipse"/>
          </draw:custom-shape>
          <draw:g>
            <draw:line draw:style-name="gr3" draw:text-style-name="P1" draw:layer="layout" svg:x1="14.512cm" svg:y1="10.414cm" svg:x2="14.859cm" svg:y2="10.414cm">
              <text:p text:style-name="P2"/>
            </draw:line>
            <draw:line draw:style-name="gr3" draw:text-style-name="P1" draw:layer="layout" svg:x1="15.012cm" svg:y1="10.414cm" svg:x2="15.358cm" svg:y2="10.414cm">
              <text:p text:style-name="P2"/>
            </draw:line>
            <draw:line draw:style-name="gr3" draw:text-style-name="P1" draw:layer="layout" svg:x1="15.013cm" svg:y1="10.669cm" svg:x2="15.358cm" svg:y2="10.669cm">
              <text:p text:style-name="P2"/>
            </draw:line>
            <draw:line draw:style-name="gr3" draw:text-style-name="P1" draw:layer="layout" svg:x1="14.515cm" svg:y1="10.669cm" svg:x2="14.862cm" svg:y2="10.669cm">
              <text:p text:style-name="P2"/>
            </draw:line>
          </draw:g>
        </draw:g>
        <draw:line draw:style-name="gr7" draw:text-style-name="P1" draw:layer="layout" svg:x1="14.906cm" svg:y1="12.065cm" svg:x2="14.906cm" svg:y2="10.989cm">
          <text:p text:style-name="P2"/>
        </draw:line>
        <draw:line draw:style-name="gr7" draw:text-style-name="P1" draw:layer="layout" svg:x1="14.906cm" svg:y1="9.525cm" svg:x2="14.906cm" svg:y2="10.071cm">
          <text:p text:style-name="P2"/>
        </draw:line>
        <draw:line draw:style-name="gr5" draw:text-style-name="P1" draw:layer="layout" svg:x1="7.52cm" svg:y1="10.595cm" svg:x2="14.27cm" svg:y2="10.595cm">
          <text:p text:style-name="P2"/>
        </draw:line>
        <draw:line draw:style-name="gr5" draw:text-style-name="P1" draw:layer="layout" svg:x1="7.522cm" svg:y1="17.289cm" svg:x2="13.883cm" svg:y2="17.289cm">
          <text:p text:style-name="P2"/>
        </draw:line>
        <draw:line draw:style-name="gr5" draw:text-style-name="P1" draw:layer="layout" svg:x1="7.521cm" svg:y1="13.444cm" svg:x2="17.064cm" svg:y2="13.443cm">
          <text:p text:style-name="P2"/>
        </draw:line>
        <draw:custom-shape draw:style-name="gr6" draw:text-style-name="P1" draw:layer="layout" svg:width="1.982cm" svg:height="1.436cm" svg:x="16.869cm" svg:y="16.654cm">
          <text:p text:style-name="P2"><text:span text:style-name="T1">expected</text:span></text:p>
          <text:p text:style-name="P2"><text:span text:style-name="T1">vector</text:span></text:p>
          <text:p text:style-name="P2"><text:span text:style-name="T1">writer</text:span></text:p>
          <draw:enhanced-geometry svg:viewBox="0 0 21600 21600" draw:type="rectangle" draw:enhanced-path="M 0 0 L 21600 0 21600 21600 0 21600 0 0 Z N"/>
        </draw:custom-shape>
        <draw:custom-shape draw:style-name="gr6" draw:text-style-name="P1" draw:layer="layout" svg:width="1.982cm" svg:height="1.436cm" svg:x="10.99cm" svg:y="16.654cm">
          <text:p text:style-name="P2"><text:span text:style-name="T1">stimulus</text:span></text:p>
          <text:p text:style-name="P2"><text:span text:style-name="T1">vector</text:span></text:p>
          <text:p text:style-name="P2"><text:span text:style-name="T1">writer</text:span></text:p>
          <draw:enhanced-geometry svg:viewBox="0 0 21600 21600" draw:type="rectangle" draw:enhanced-path="M 0 0 L 21600 0 21600 21600 0 21600 0 0 Z N"/>
        </draw:custom-shape>
        <draw:custom-shape draw:style-name="gr6" draw:text-style-name="P1" draw:layer="layout" svg:width="1.982cm" svg:height="1.436cm" svg:x="13.893cm" svg:y="16.71cm">
          <text:p text:style-name="P2"><text:span text:style-name="T1">Arch.</text:span></text:p>
          <text:p text:style-name="P2"><text:span text:style-name="T1">state</text:span></text:p>
          <text:p text:style-name="P2"><text:span text:style-name="T1">writer</text:span></text:p>
          <draw:enhanced-geometry svg:viewBox="0 0 21600 21600" draw:type="rectangle" draw:enhanced-path="M 0 0 L 21600 0 21600 21600 0 21600 0 0 Z N"/>
        </draw:custom-shape>
        <draw:custom-shape draw:style-name="gr9" draw:text-style-name="P4" draw:layer="layout" svg:width="4.003cm" svg:height="0.996cm" svg:x="0.327cm" svg:y="6.823cm">
          <text:p text:style-name="P2"><text:span text:style-name="T1">Generated by</text:span></text:p>
          <text:p text:style-name="P2"><text:span text:style-name="T1">C++ simulator</text:span></text:p>
          <draw:enhanced-geometry svg:viewBox="0 0 21600 21600" draw:type="rectangle" draw:enhanced-path="M 0 0 L 21600 0 21600 21600 0 21600 0 0 Z N"/>
        </draw:custom-shape>
        <draw:custom-shape draw:style-name="gr6" draw:text-style-name="P4" draw:layer="layout" svg:width="4.079cm" svg:height="0.996cm" svg:x="0.292cm" svg:y="8.042cm">
          <text:p text:style-name="P2"><text:span text:style-name="T1">Generated by </text:span></text:p>
          <text:p text:style-name="P2"><text:span text:style-name="T1">CSLC compiler</text:span></text:p>
          <draw:enhanced-geometry svg:viewBox="0 0 21600 21600" draw:type="rectangle" draw:enhanced-path="M 0 0 L 21600 0 21600 21600 0 21600 0 0 Z N"/>
        </draw:custom-shape>
        <draw:custom-shape draw:style-name="gr2" draw:text-style-name="P4" draw:layer="layout" svg:width="4.079cm" svg:height="0.996cm" svg:x="0.293cm" svg:y="9.291cm">
          <text:p text:style-name="P2"><text:span text:style-name="T1">Written by engineer</text:span></text:p>
          <draw:enhanced-geometry svg:viewBox="0 0 21600 21600" draw:type="rectangle" draw:enhanced-path="M 0 0 L 21600 0 21600 21600 0 21600 0 0 Z N"/>
        </draw:custom-shape>
        <draw:custom-shape draw:style-name="gr11" draw:text-style-name="P4" draw:layer="layout" svg:width="4.079cm" svg:height="0.996cm" svg:x="0.294cm" svg:y="10.591cm">
          <text:p text:style-name="P2"><text:span text:style-name="T1">CSL compiler</text:span></text:p>
          <draw:enhanced-geometry svg:viewBox="0 0 21600 21600" draw:type="rectangle" draw:enhanced-path="M 0 0 L 21600 0 21600 21600 0 21600 0 0 Z N"/>
        </draw:custom-shape>
        <draw:line draw:style-name="gr5" draw:text-style-name="P1" draw:layer="layout" svg:x1="7.492cm" svg:y1="11.9cm" svg:x2="11.178cm" svg:y2="11.9cm">
          <text:p text:style-name="P2"/>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